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129.6pt"/>
    </style:style>
    <style:style style:name="co4" style:family="table-column">
      <style:table-column-properties fo:break-before="auto" style:column-width="327.7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3.4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345.66pt"/>
    </style:style>
    <style:style style:name="co9" style:family="table-column">
      <style:table-column-properties fo:break-before="auto" style:column-width="616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1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  <table:table-cell table:number-columns-repeated="2"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  <table:table-cell table:number-columns-repeated="2"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.2417211649008" calcext:value-type="float">
            <text:p>51.2417211649</text:p>
          </table:table-cell>
          <table:table-cell office:value-type="float" office:value="2717.07841530055" calcext:value-type="float">
            <text:p>2717.0784153006</text:p>
          </table:table-cell>
          <table:table-cell office:value-type="string" calcext:value-type="string">
            <text:p>[{'qualityLevel': 0.9, 'minDistance': 3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7.5" calcext:value-type="float">
            <text:p>167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7.131105666515" calcext:value-type="float">
            <text:p>107.1311056665</text:p>
          </table:table-cell>
          <table:table-cell office:value-type="float" office:value="2114.89285714286" calcext:value-type="float">
            <text:p>2114.8928571429</text:p>
          </table:table-cell>
          <table:table-cell office:value-type="string" calcext:value-type="string">
            <text:p>[{'nOctaves': 1, 'nOctaveLayers': 1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4.3632858516648" calcext:value-type="float">
            <text:p>94.3632858517</text:p>
          </table:table-cell>
          <table:table-cell office:value-type="float" office:value="4351.5" calcext:value-type="float">
            <text:p>4351.5</text:p>
          </table:table-cell>
          <table:table-cell office:value-type="string" calcext:value-type="string">
            <text:p>[{'sigma': 2.5, 'nfeatures': 1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.3751662042923" calcext:value-type="float">
            <text:p>50.3751662043</text:p>
          </table:table-cell>
          <table:table-cell office:value-type="float" office:value="2717.07841530055" calcext:value-type="float">
            <text:p>2717.0784153006</text:p>
          </table:table-cell>
          <table:table-cell office:value-type="string" calcext:value-type="string">
            <text:p>[{'qualityLevel': 0.9, 'minDistance': 3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7.5" calcext:value-type="float">
            <text:p>167.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8.527698072605" calcext:value-type="float">
            <text:p>118.5276980726</text:p>
          </table:table-cell>
          <table:table-cell office:value-type="float" office:value="2106.97474323063" calcext:value-type="float">
            <text:p>2106.9747432306</text:p>
          </table:table-cell>
          <table:table-cell office:value-type="string" calcext:value-type="string">
            <text:p>[{'nOctaves': 1, 'nOctaveLayers': 3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6.5" calcext:value-type="float">
            <text:p>116.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4.3057261733338" calcext:value-type="float">
            <text:p>94.3057261733</text:p>
          </table:table-cell>
          <table:table-cell office:value-type="float" office:value="4351.5" calcext:value-type="float">
            <text:p>4351.5</text:p>
          </table:table-cell>
          <table:table-cell office:value-type="string" calcext:value-type="string">
            <text:p>[{'sigma': 2.5, 'nfeatures': 25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.1176141768228" calcext:value-type="float">
            <text:p>51.1176141768</text:p>
          </table:table-cell>
          <table:table-cell office:value-type="float" office:value="2717.07841530055" calcext:value-type="float">
            <text:p>2717.0784153006</text:p>
          </table:table-cell>
          <table:table-cell office:value-type="string" calcext:value-type="string">
            <text:p>[{'qualityLevel': 0.9, 'minDistance': 3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7.5" calcext:value-type="float">
            <text:p>167.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4.521109574009" calcext:value-type="float">
            <text:p>114.521109574</text:p>
          </table:table-cell>
          <table:table-cell office:value-type="float" office:value="2095.45548387097" calcext:value-type="float">
            <text:p>2095.455483871</text:p>
          </table:table-cell>
          <table:table-cell office:value-type="string" calcext:value-type="string">
            <text:p>[{'nOctaves': 1, 'nOctaveLayers': 3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.886537078768" calcext:value-type="float">
            <text:p>90.8865370788</text:p>
          </table:table-cell>
          <table:table-cell office:value-type="float" office:value="4316.75" calcext:value-type="float">
            <text:p>4316.75</text:p>
          </table:table-cell>
          <table:table-cell office:value-type="string" calcext:value-type="string">
            <text:p>[{'sigma': 1.0, 'nfeatures': 1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2937726329546" calcext:value-type="float">
            <text:p>50.293772633</text:p>
          </table:table-cell>
          <table:table-cell office:value-type="float" office:value="2675.27156862745" calcext:value-type="float">
            <text:p>2675.2715686275</text:p>
          </table:table-cell>
          <table:table-cell office:value-type="string" calcext:value-type="string">
            <text:p>[{'qualityLevel': 0.9, 'minDistance': 6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.3172864937224" calcext:value-type="float">
            <text:p>80.3172864937</text:p>
          </table:table-cell>
          <table:table-cell office:value-type="float" office:value="2024.5" calcext:value-type="float">
            <text:p>2024.5</text:p>
          </table:table-cell>
          <table:table-cell office:value-type="string" calcext:value-type="string">
            <text:p>[{'nOctaves': 1, 'nOctaveLayers': 1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90.8113276613876" calcext:value-type="float">
            <text:p>90.8113276614</text:p>
          </table:table-cell>
          <table:table-cell office:value-type="float" office:value="4316.75" calcext:value-type="float">
            <text:p>4316.75</text:p>
          </table:table-cell>
          <table:table-cell office:value-type="string" calcext:value-type="string">
            <text:p>[{'sigma': 1.0, 'nfeatures': 25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.0840255618095" calcext:value-type="float">
            <text:p>50.0840255618</text:p>
          </table:table-cell>
          <table:table-cell office:value-type="float" office:value="2675.27156862745" calcext:value-type="float">
            <text:p>2675.2715686275</text:p>
          </table:table-cell>
          <table:table-cell office:value-type="string" calcext:value-type="string">
            <text:p>[{'qualityLevel': 0.9, 'minDistance': 6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4.070730245672" calcext:value-type="float">
            <text:p>114.0707302457</text:p>
          </table:table-cell>
          <table:table-cell office:value-type="float" office:value="1873.99180722892" calcext:value-type="float">
            <text:p>1873.9918072289</text:p>
          </table:table-cell>
          <table:table-cell office:value-type="string" calcext:value-type="string">
            <text:p>[{'nOctaves': 3, 'nOctaveLayers': 1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1.3987825876102" calcext:value-type="float">
            <text:p>81.3987825876</text:p>
          </table:table-cell>
          <table:table-cell office:value-type="float" office:value="4130.83333333333" calcext:value-type="float">
            <text:p>4130.8333333333</text:p>
          </table:table-cell>
          <table:table-cell office:value-type="string" calcext:value-type="string">
            <text:p>[{'sigma': 1.6, 'nfeatures': 25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7911398757715" calcext:value-type="float">
            <text:p>50.7911398758</text:p>
          </table:table-cell>
          <table:table-cell office:value-type="float" office:value="2675.27156862745" calcext:value-type="float">
            <text:p>2675.2715686275</text:p>
          </table:table-cell>
          <table:table-cell office:value-type="string" calcext:value-type="string">
            <text:p>[{'qualityLevel': 0.9, 'minDistance': 6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4.053084986284" calcext:value-type="float">
            <text:p>114.0530849863</text:p>
          </table:table-cell>
          <table:table-cell office:value-type="float" office:value="1873.99180722892" calcext:value-type="float">
            <text:p>1873.9918072289</text:p>
          </table:table-cell>
          <table:table-cell office:value-type="string" calcext:value-type="string">
            <text:p>[{'nOctaves': 5, 'nOctaveLayers': 1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1.3575419522822" calcext:value-type="float">
            <text:p>81.3575419523</text:p>
          </table:table-cell>
          <table:table-cell office:value-type="float" office:value="4130.83333333333" calcext:value-type="float">
            <text:p>4130.8333333333</text:p>
          </table:table-cell>
          <table:table-cell office:value-type="string" calcext:value-type="string">
            <text:p>[{'sigma': 1.6, 'nfeatures': 1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9424736395013" calcext:value-type="float">
            <text:p>50.9424736395</text:p>
          </table:table-cell>
          <table:table-cell office:value-type="float" office:value="2649.94366852886" calcext:value-type="float">
            <text:p>2649.9436685289</text:p>
          </table:table-cell>
          <table:table-cell office:value-type="string" calcext:value-type="string">
            <text:p>[{'qualityLevel': 0.9, 'minDistance': 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13.961594150402" calcext:value-type="float">
            <text:p>113.9615941504</text:p>
          </table:table-cell>
          <table:table-cell office:value-type="float" office:value="1873.99180722892" calcext:value-type="float">
            <text:p>1873.9918072289</text:p>
          </table:table-cell>
          <table:table-cell office:value-type="string" calcext:value-type="string">
            <text:p>[{'nOctaves': 7, 'nOctaveLayers': 1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8.0652905162424" calcext:value-type="float">
            <text:p>78.0652905162</text:p>
          </table:table-cell>
          <table:table-cell office:value-type="float" office:value="4122.5" calcext:value-type="float">
            <text:p>4122.5</text:p>
          </table:table-cell>
          <table:table-cell office:value-type="string" calcext:value-type="string">
            <text:p>[{'sigma': 1.0, 'nfeatures': 250, 'nOctaveLayers': 3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.0029763791245" calcext:value-type="float">
            <text:p>51.0029763791</text:p>
          </table:table-cell>
          <table:table-cell office:value-type="float" office:value="2649.94366852886" calcext:value-type="float">
            <text:p>2649.9436685289</text:p>
          </table:table-cell>
          <table:table-cell office:value-type="string" calcext:value-type="string">
            <text:p>[{'qualityLevel': 0.9, 'minDistance': 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6.08316977974" calcext:value-type="float">
            <text:p>116.0831697797</text:p>
          </table:table-cell>
          <table:table-cell office:value-type="float" office:value="1675.38417121234" calcext:value-type="float">
            <text:p>1675.3841712123</text:p>
          </table:table-cell>
          <table:table-cell office:value-type="string" calcext:value-type="string">
            <text:p>[{'nOctaves': 1, 'nOctaveLayers': 1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8.1308251759037" calcext:value-type="float">
            <text:p>78.1308251759</text:p>
          </table:table-cell>
          <table:table-cell office:value-type="float" office:value="4122.5" calcext:value-type="float">
            <text:p>4122.5</text:p>
          </table:table-cell>
          <table:table-cell office:value-type="string" calcext:value-type="string">
            <text:p>[{'sigma': 1.0, 'nfeatures': 10, 'nOctaveLayers': 3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4785992326215" calcext:value-type="float">
            <text:p>51.4785992326</text:p>
          </table:table-cell>
          <table:table-cell office:value-type="float" office:value="2649.94366852886" calcext:value-type="float">
            <text:p>2649.9436685289</text:p>
          </table:table-cell>
          <table:table-cell office:value-type="string" calcext:value-type="string">
            <text:p>[{'qualityLevel': 0.9, 'minDistance': 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2.930465945043" calcext:value-type="float">
            <text:p>122.930465945</text:p>
          </table:table-cell>
          <table:table-cell office:value-type="float" office:value="1667.53569062073" calcext:value-type="float">
            <text:p>1667.5356906207</text:p>
          </table:table-cell>
          <table:table-cell office:value-type="string" calcext:value-type="string">
            <text:p>[{'nOctaves': 1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29.5" calcext:value-type="float">
            <text:p>429.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95.0324373524636" calcext:value-type="float">
            <text:p>95.0324373525</text:p>
          </table:table-cell>
          <table:table-cell office:value-type="float" office:value="3755.75" calcext:value-type="float">
            <text:p>3755.75</text:p>
          </table:table-cell>
          <table:table-cell office:value-type="string" calcext:value-type="string">
            <text:p>[{'sigma': 2.5, 'nfeatures': 25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076807215577" calcext:value-type="float">
            <text:p>62.0768072156</text:p>
          </table:table-cell>
          <table:table-cell office:value-type="float" office:value="2105.73600762247" calcext:value-type="float">
            <text:p>2105.7360076225</text:p>
          </table:table-cell>
          <table:table-cell office:value-type="string" calcext:value-type="string">
            <text:p>[{'qualityLevel': 0.5, 'minDistance': 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73.5" calcext:value-type="float">
            <text:p>573.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7.11322846869" calcext:value-type="float">
            <text:p>117.1132284687</text:p>
          </table:table-cell>
          <table:table-cell office:value-type="float" office:value="1344.80847723705" calcext:value-type="float">
            <text:p>1344.8084772371</text:p>
          </table:table-cell>
          <table:table-cell office:value-type="string" calcext:value-type="string">
            <text:p>[{'nOctaves': 1, 'nOctaveLayers': 5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6.5" calcext:value-type="float">
            <text:p>206.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95.0897196214646" calcext:value-type="float">
            <text:p>95.0897196215</text:p>
          </table:table-cell>
          <table:table-cell office:value-type="float" office:value="3755.75" calcext:value-type="float">
            <text:p>3755.75</text:p>
          </table:table-cell>
          <table:table-cell office:value-type="string" calcext:value-type="string">
            <text:p>[{'sigma': 2.5, 'nfeatures': 10, 'nOctaveLayers': 5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1.7604655586183" calcext:value-type="float">
            <text:p>61.7604655586</text:p>
          </table:table-cell>
          <table:table-cell table:style-name="ce1" office:value-type="float" office:value="2105.73600762247" calcext:value-type="float">
            <text:p>2105.7360076225</text:p>
          </table:table-cell>
          <table:table-cell table:style-name="ce1" office:value-type="string" calcext:value-type="string">
            <text:p>[{'qualityLevel': 0.5, 'minDistance': 1, 'maxCorners': 510, 'blockSize': 2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573.5" calcext:value-type="float">
            <text:p>573.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7.338454037905" calcext:value-type="float">
            <text:p>117.3384540379</text:p>
          </table:table-cell>
          <table:table-cell office:value-type="float" office:value="1298.9924563885" calcext:value-type="float">
            <text:p>1298.9924563885</text:p>
          </table:table-cell>
          <table:table-cell office:value-type="string" calcext:value-type="string">
            <text:p>[{'nOctaves': 3, 'nOctaveLayers': 1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4.5" calcext:value-type="float">
            <text:p>134.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7.6285738926381" calcext:value-type="float">
            <text:p>77.6285738926</text:p>
          </table:table-cell>
          <table:table-cell office:value-type="float" office:value="3726.375" calcext:value-type="float">
            <text:p>3726.375</text:p>
          </table:table-cell>
          <table:table-cell office:value-type="string" calcext:value-type="string">
            <text:p>[{'sigma': 1.0, 'nfeatures': 1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.1274779513478" calcext:value-type="float">
            <text:p>57.1274779513</text:p>
          </table:table-cell>
          <table:table-cell office:value-type="float" office:value="2083.93145130731" calcext:value-type="float">
            <text:p>2083.9314513073</text:p>
          </table:table-cell>
          <table:table-cell office:value-type="string" calcext:value-type="string">
            <text:p>[{'qualityLevel': 0.5, 'minDistance': 6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7.199703946244" calcext:value-type="float">
            <text:p>117.1997039462</text:p>
          </table:table-cell>
          <table:table-cell office:value-type="float" office:value="1298.9924563885" calcext:value-type="float">
            <text:p>1298.9924563885</text:p>
          </table:table-cell>
          <table:table-cell office:value-type="string" calcext:value-type="string">
            <text:p>[{'nOctaves': 5, 'nOctaveLayers': 1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4.5" calcext:value-type="float">
            <text:p>134.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7.6481267428026" calcext:value-type="float">
            <text:p>77.6481267428</text:p>
          </table:table-cell>
          <table:table-cell office:value-type="float" office:value="3726.375" calcext:value-type="float">
            <text:p>3726.375</text:p>
          </table:table-cell>
          <table:table-cell office:value-type="string" calcext:value-type="string">
            <text:p>[{'sigma': 1.0, 'nfeatures': 25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.1373685046565" calcext:value-type="float">
            <text:p>59.1373685047</text:p>
          </table:table-cell>
          <table:table-cell office:value-type="float" office:value="2083.93145130731" calcext:value-type="float">
            <text:p>2083.9314513073</text:p>
          </table:table-cell>
          <table:table-cell office:value-type="string" calcext:value-type="string">
            <text:p>[{'qualityLevel': 0.5, 'minDistance': 6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17.30267761834" calcext:value-type="float">
            <text:p>117.3026776183</text:p>
          </table:table-cell>
          <table:table-cell office:value-type="float" office:value="1298.9924563885" calcext:value-type="float">
            <text:p>1298.9924563885</text:p>
          </table:table-cell>
          <table:table-cell office:value-type="string" calcext:value-type="string">
            <text:p>[{'nOctaves': 7, 'nOctaveLayers': 1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4.5" calcext:value-type="float">
            <text:p>134.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93.9969195760787" calcext:value-type="float">
            <text:p>93.9969195761</text:p>
          </table:table-cell>
          <table:table-cell office:value-type="float" office:value="3374.75" calcext:value-type="float">
            <text:p>3374.75</text:p>
          </table:table-cell>
          <table:table-cell office:value-type="string" calcext:value-type="string">
            <text:p>[{'sigma': 2.5, 'nfeatures': 250, 'nOctaveLayers': 3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9333025300875" calcext:value-type="float">
            <text:p>56.9333025301</text:p>
          </table:table-cell>
          <table:table-cell office:value-type="float" office:value="2083.93145130731" calcext:value-type="float">
            <text:p>2083.9314513073</text:p>
          </table:table-cell>
          <table:table-cell office:value-type="string" calcext:value-type="string">
            <text:p>[{'qualityLevel': 0.5, 'minDistance': 6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2.56852929201" calcext:value-type="float">
            <text:p>122.568529292</text:p>
          </table:table-cell>
          <table:table-cell office:value-type="float" office:value="1243.23796407328" calcext:value-type="float">
            <text:p>1243.2379640733</text:p>
          </table:table-cell>
          <table:table-cell office:value-type="string" calcext:value-type="string">
            <text:p>[{'nOctaves': 1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93.980227147229" calcext:value-type="float">
            <text:p>93.9802271472</text:p>
          </table:table-cell>
          <table:table-cell office:value-type="float" office:value="3374.75" calcext:value-type="float">
            <text:p>3374.75</text:p>
          </table:table-cell>
          <table:table-cell office:value-type="string" calcext:value-type="string">
            <text:p>[{'sigma': 2.5, 'nfeatures': 10, 'nOctaveLayers': 3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4891248783097" calcext:value-type="float">
            <text:p>61.4891248783</text:p>
          </table:table-cell>
          <table:table-cell office:value-type="float" office:value="2012.66645845383" calcext:value-type="float">
            <text:p>2012.6664584538</text:p>
          </table:table-cell>
          <table:table-cell office:value-type="string" calcext:value-type="string">
            <text:p>[{'qualityLevel': 0.5, 'minDistance': 3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2.879467486404" calcext:value-type="float">
            <text:p>122.8794674864</text:p>
          </table:table-cell>
          <table:table-cell office:value-type="float" office:value="1187.81984585742" calcext:value-type="float">
            <text:p>1187.8198458574</text:p>
          </table:table-cell>
          <table:table-cell office:value-type="string" calcext:value-type="string">
            <text:p>[{'nOctaves': 7, 'nOctaveLayers': 3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9.7852225294337" calcext:value-type="float">
            <text:p>79.7852225294</text:p>
          </table:table-cell>
          <table:table-cell office:value-type="float" office:value="3331.66666666667" calcext:value-type="float">
            <text:p>3331.6666666667</text:p>
          </table:table-cell>
          <table:table-cell office:value-type="string" calcext:value-type="string">
            <text:p>[{'sigma': 1.6, 'nfeatures': 25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.9559372102376" calcext:value-type="float">
            <text:p>60.9559372102</text:p>
          </table:table-cell>
          <table:table-cell office:value-type="float" office:value="2012.66645845383" calcext:value-type="float">
            <text:p>2012.6664584538</text:p>
          </table:table-cell>
          <table:table-cell office:value-type="string" calcext:value-type="string">
            <text:p>[{'qualityLevel': 0.5, 'minDistance': 3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2.780923089013" calcext:value-type="float">
            <text:p>122.780923089</text:p>
          </table:table-cell>
          <table:table-cell office:value-type="float" office:value="1187.81984585742" calcext:value-type="float">
            <text:p>1187.8198458574</text:p>
          </table:table-cell>
          <table:table-cell office:value-type="string" calcext:value-type="string">
            <text:p>[{'nOctaves': 3, 'nOctaveLayers': 3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9.6996175851673" calcext:value-type="float">
            <text:p>79.6996175852</text:p>
          </table:table-cell>
          <table:table-cell office:value-type="float" office:value="3331.66666666667" calcext:value-type="float">
            <text:p>3331.6666666667</text:p>
          </table:table-cell>
          <table:table-cell office:value-type="string" calcext:value-type="string">
            <text:p>[{'sigma': 1.6, 'nfeatures': 10, 'nOctaveLayers': 1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1407313593663" calcext:value-type="float">
            <text:p>61.1407313594</text:p>
          </table:table-cell>
          <table:table-cell office:value-type="float" office:value="2012.66645845383" calcext:value-type="float">
            <text:p>2012.6664584538</text:p>
          </table:table-cell>
          <table:table-cell office:value-type="string" calcext:value-type="string">
            <text:p>[{'qualityLevel': 0.5, 'minDistance': 3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2.907251898199" calcext:value-type="float">
            <text:p>122.9072518982</text:p>
          </table:table-cell>
          <table:table-cell office:value-type="float" office:value="1187.81984585742" calcext:value-type="float">
            <text:p>1187.8198458574</text:p>
          </table:table-cell>
          <table:table-cell office:value-type="string" calcext:value-type="string">
            <text:p>[{'nOctaves': 5, 'nOctaveLayers': 3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79.3246824862436" calcext:value-type="float">
            <text:p>79.3246824862</text:p>
          </table:table-cell>
          <table:table-cell office:value-type="float" office:value="3304.16666666667" calcext:value-type="float">
            <text:p>3304.1666666667</text:p>
          </table:table-cell>
          <table:table-cell office:value-type="string" calcext:value-type="string">
            <text:p>[{'sigma': 1.6, 'nfeatures': 250, 'nOctaveLayers': 3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3673155673314" calcext:value-type="float">
            <text:p>62.3673155673</text:p>
          </table:table-cell>
          <table:table-cell office:value-type="float" office:value="2000.78975784252" calcext:value-type="float">
            <text:p>2000.7897578425</text:p>
          </table:table-cell>
          <table:table-cell office:value-type="string" calcext:value-type="string">
            <text:p>[{'qualityLevel': 0.5, 'minDistance': 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0.5" calcext:value-type="float">
            <text:p>610.5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7.48863280192" calcext:value-type="float">
            <text:p>127.4886328019</text:p>
          </table:table-cell>
          <table:table-cell table:style-name="ce1" office:value-type="float" office:value="1166.49723689244" calcext:value-type="float">
            <text:p>1166.4972368924</text:p>
          </table:table-cell>
          <table:table-cell table:style-name="ce1" office:value-type="string" calcext:value-type="string">
            <text:p>[{'nOctaves': 1, 'nOctaveLayers': 5, 'hessianThreshold': 100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715.5" calcext:value-type="float">
            <text:p>715.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9.0913783600554" calcext:value-type="float">
            <text:p>79.0913783601</text:p>
          </table:table-cell>
          <table:table-cell office:value-type="float" office:value="3304.16666666667" calcext:value-type="float">
            <text:p>3304.1666666667</text:p>
          </table:table-cell>
          <table:table-cell office:value-type="string" calcext:value-type="string">
            <text:p>[{'sigma': 1.6, 'nfeatures': 10, 'nOctaveLayers': 3, 'edgeThreshold': 2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.5417033643462" calcext:value-type="float">
            <text:p>49.5417033643</text:p>
          </table:table-cell>
          <table:table-cell office:value-type="float" office:value="1886.06903676866" calcext:value-type="float">
            <text:p>1886.0690367687</text:p>
          </table:table-cell>
          <table:table-cell office:value-type="string" calcext:value-type="string">
            <text:p>[{'qualityLevel': 0.9, 'minDistance': 6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1.155979703646" calcext:value-type="float">
            <text:p>121.1559797036</text:p>
          </table:table-cell>
          <table:table-cell office:value-type="float" office:value="1164.23666488684" calcext:value-type="float">
            <text:p>1164.2366648868</text:p>
          </table:table-cell>
          <table:table-cell office:value-type="string" calcext:value-type="string">
            <text:p>[{'nOctaves': 7, 'nOctaveLayers': 1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16.468488776125" calcext:value-type="float">
            <text:p>116.4684887761</text:p>
          </table:table-cell>
          <table:table-cell office:value-type="float" office:value="3253.30681818182" calcext:value-type="float">
            <text:p>3253.3068181818</text:p>
          </table:table-cell>
          <table:table-cell office:value-type="string" calcext:value-type="string">
            <text:p>[{'sigma': 2.5, 'nfeatures': 25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.7968449050095" calcext:value-type="float">
            <text:p>47.796844905</text:p>
          </table:table-cell>
          <table:table-cell office:value-type="float" office:value="1886.06903676866" calcext:value-type="float">
            <text:p>1886.0690367687</text:p>
          </table:table-cell>
          <table:table-cell office:value-type="string" calcext:value-type="string">
            <text:p>[{'qualityLevel': 0.9, 'minDistance': 6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1.013086566236" calcext:value-type="float">
            <text:p>121.0130865662</text:p>
          </table:table-cell>
          <table:table-cell office:value-type="float" office:value="1164.23666488684" calcext:value-type="float">
            <text:p>1164.2366648868</text:p>
          </table:table-cell>
          <table:table-cell office:value-type="string" calcext:value-type="string">
            <text:p>[{'nOctaves': 5, 'nOctaveLayers': 1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6.786580780521" calcext:value-type="float">
            <text:p>116.7865807805</text:p>
          </table:table-cell>
          <table:table-cell office:value-type="float" office:value="3253.30681818182" calcext:value-type="float">
            <text:p>3253.3068181818</text:p>
          </table:table-cell>
          <table:table-cell office:value-type="string" calcext:value-type="string">
            <text:p>[{'sigma': 2.5, 'nfeatures': 1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.5419007916935" calcext:value-type="float">
            <text:p>48.5419007917</text:p>
          </table:table-cell>
          <table:table-cell office:value-type="float" office:value="1886.06903676866" calcext:value-type="float">
            <text:p>1886.0690367687</text:p>
          </table:table-cell>
          <table:table-cell office:value-type="string" calcext:value-type="string">
            <text:p>[{'qualityLevel': 0.9, 'minDistance': 6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0.958755786996" calcext:value-type="float">
            <text:p>120.958755787</text:p>
          </table:table-cell>
          <table:table-cell office:value-type="float" office:value="1164.23666488684" calcext:value-type="float">
            <text:p>1164.2366648868</text:p>
          </table:table-cell>
          <table:table-cell office:value-type="string" calcext:value-type="string">
            <text:p>[{'nOctaves': 3, 'nOctaveLayers': 1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06.662705975585" calcext:value-type="float">
            <text:p>106.6627059756</text:p>
          </table:table-cell>
          <table:table-cell office:value-type="float" office:value="3162.375" calcext:value-type="float">
            <text:p>3162.375</text:p>
          </table:table-cell>
          <table:table-cell office:value-type="string" calcext:value-type="string">
            <text:p>[{'sigma': 1.0, 'nfeatures': 25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.8785364141222" calcext:value-type="float">
            <text:p>48.8785364141</text:p>
          </table:table-cell>
          <table:table-cell office:value-type="float" office:value="1874.27082990511" calcext:value-type="float">
            <text:p>1874.2708299051</text:p>
          </table:table-cell>
          <table:table-cell office:value-type="string" calcext:value-type="string">
            <text:p>[{'qualityLevel': 0.9, 'minDistance': 3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8.5" calcext:value-type="float">
            <text:p>228.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7.675258791074" calcext:value-type="float">
            <text:p>127.6752587911</text:p>
          </table:table-cell>
          <table:table-cell office:value-type="float" office:value="1151.16753061167" calcext:value-type="float">
            <text:p>1151.1675306117</text:p>
          </table:table-cell>
          <table:table-cell office:value-type="string" calcext:value-type="string">
            <text:p>[{'nOctaves': 7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07.0188962752" calcext:value-type="float">
            <text:p>107.0188962752</text:p>
          </table:table-cell>
          <table:table-cell office:value-type="float" office:value="3162.375" calcext:value-type="float">
            <text:p>3162.375</text:p>
          </table:table-cell>
          <table:table-cell office:value-type="string" calcext:value-type="string">
            <text:p>[{'sigma': 1.0, 'nfeatures': 1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.3109840780962" calcext:value-type="float">
            <text:p>48.3109840781</text:p>
          </table:table-cell>
          <table:table-cell office:value-type="float" office:value="1874.27082990511" calcext:value-type="float">
            <text:p>1874.2708299051</text:p>
          </table:table-cell>
          <table:table-cell office:value-type="string" calcext:value-type="string">
            <text:p>[{'qualityLevel': 0.9, 'minDistance': 3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8.5" calcext:value-type="float">
            <text:p>228.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7.789085026365" calcext:value-type="float">
            <text:p>127.7890850264</text:p>
          </table:table-cell>
          <table:table-cell office:value-type="float" office:value="1151.16753061167" calcext:value-type="float">
            <text:p>1151.1675306117</text:p>
          </table:table-cell>
          <table:table-cell office:value-type="string" calcext:value-type="string">
            <text:p>[{'nOctaves': 5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16.543212970719" calcext:value-type="float">
            <text:p>116.5432129707</text:p>
          </table:table-cell>
          <table:table-cell office:value-type="float" office:value="3114.5625" calcext:value-type="float">
            <text:p>3114.5625</text:p>
          </table:table-cell>
          <table:table-cell office:value-type="string" calcext:value-type="string">
            <text:p>[{'sigma': 2.5, 'nfeatures': 1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.3732023637276" calcext:value-type="float">
            <text:p>49.3732023637</text:p>
          </table:table-cell>
          <table:table-cell office:value-type="float" office:value="1874.27082990511" calcext:value-type="float">
            <text:p>1874.2708299051</text:p>
          </table:table-cell>
          <table:table-cell office:value-type="string" calcext:value-type="string">
            <text:p>[{'qualityLevel': 0.9, 'minDistance': 3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28.5" calcext:value-type="float">
            <text:p>228.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7.240978644229" calcext:value-type="float">
            <text:p>127.2409786442</text:p>
          </table:table-cell>
          <table:table-cell office:value-type="float" office:value="1151.16753061167" calcext:value-type="float">
            <text:p>1151.1675306117</text:p>
          </table:table-cell>
          <table:table-cell office:value-type="string" calcext:value-type="string">
            <text:p>[{'nOctaves': 3, 'nOctaveLayers': 3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16.603200030513" calcext:value-type="float">
            <text:p>116.6032000305</text:p>
          </table:table-cell>
          <table:table-cell office:value-type="float" office:value="3114.5625" calcext:value-type="float">
            <text:p>3114.5625</text:p>
          </table:table-cell>
          <table:table-cell office:value-type="string" calcext:value-type="string">
            <text:p>[{'sigma': 2.5, 'nfeatures': 25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.9772473892663" calcext:value-type="float">
            <text:p>52.9772473893</text:p>
          </table:table-cell>
          <table:table-cell office:value-type="float" office:value="1825.79405321822" calcext:value-type="float">
            <text:p>1825.7940532182</text:p>
          </table:table-cell>
          <table:table-cell office:value-type="string" calcext:value-type="string">
            <text:p>[{'qualityLevel': 0.5, 'minDistance': 3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8.5" calcext:value-type="float">
            <text:p>558.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0.147758342791" calcext:value-type="float">
            <text:p>120.1477583428</text:p>
          </table:table-cell>
          <table:table-cell office:value-type="float" office:value="1044.55762198869" calcext:value-type="float">
            <text:p>1044.5576219887</text:p>
          </table:table-cell>
          <table:table-cell office:value-type="string" calcext:value-type="string">
            <text:p>[{'nOctaves': 7, 'nOctaveLayers': 5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4.5" calcext:value-type="float">
            <text:p>344.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07.280431146733" calcext:value-type="float">
            <text:p>107.2804311467</text:p>
          </table:table-cell>
          <table:table-cell office:value-type="float" office:value="3048.44230769231" calcext:value-type="float">
            <text:p>3048.4423076923</text:p>
          </table:table-cell>
          <table:table-cell office:value-type="string" calcext:value-type="string">
            <text:p>[{'sigma': 1.0, 'nfeatures': 1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.7079983591102" calcext:value-type="float">
            <text:p>52.7079983591</text:p>
          </table:table-cell>
          <table:table-cell office:value-type="float" office:value="1825.79405321822" calcext:value-type="float">
            <text:p>1825.7940532182</text:p>
          </table:table-cell>
          <table:table-cell office:value-type="string" calcext:value-type="string">
            <text:p>[{'qualityLevel': 0.5, 'minDistance': 3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8.5" calcext:value-type="float">
            <text:p>558.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0.095772766508" calcext:value-type="float">
            <text:p>120.0957727665</text:p>
          </table:table-cell>
          <table:table-cell office:value-type="float" office:value="1044.55762198869" calcext:value-type="float">
            <text:p>1044.5576219887</text:p>
          </table:table-cell>
          <table:table-cell office:value-type="string" calcext:value-type="string">
            <text:p>[{'nOctaves': 5, 'nOctaveLayers': 5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4.5" calcext:value-type="float">
            <text:p>344.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06.873297650367" calcext:value-type="float">
            <text:p>106.8732976504</text:p>
          </table:table-cell>
          <table:table-cell office:value-type="float" office:value="3048.44230769231" calcext:value-type="float">
            <text:p>3048.4423076923</text:p>
          </table:table-cell>
          <table:table-cell office:value-type="string" calcext:value-type="string">
            <text:p>[{'sigma': 1.0, 'nfeatures': 25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.4575531121809" calcext:value-type="float">
            <text:p>52.4575531122</text:p>
          </table:table-cell>
          <table:table-cell office:value-type="float" office:value="1825.79405321822" calcext:value-type="float">
            <text:p>1825.7940532182</text:p>
          </table:table-cell>
          <table:table-cell office:value-type="string" calcext:value-type="string">
            <text:p>[{'qualityLevel': 0.5, 'minDistance': 3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8.5" calcext:value-type="float">
            <text:p>558.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0.15241530491" calcext:value-type="float">
            <text:p>120.1524153049</text:p>
          </table:table-cell>
          <table:table-cell office:value-type="float" office:value="1044.55762198869" calcext:value-type="float">
            <text:p>1044.5576219887</text:p>
          </table:table-cell>
          <table:table-cell office:value-type="string" calcext:value-type="string">
            <text:p>[{'nOctaves': 3, 'nOctaveLayers': 5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4.5" calcext:value-type="float">
            <text:p>344.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09.538190039806" calcext:value-type="float">
            <text:p>109.5381900398</text:p>
          </table:table-cell>
          <table:table-cell office:value-type="float" office:value="2972.31868131868" calcext:value-type="float">
            <text:p>2972.3186813187</text:p>
          </table:table-cell>
          <table:table-cell office:value-type="string" calcext:value-type="string">
            <text:p>[{'sigma': 1.0, 'nfeatures': 25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.3047359583434" calcext:value-type="float">
            <text:p>53.3047359583</text:p>
          </table:table-cell>
          <table:table-cell office:value-type="float" office:value="1806.47638524351" calcext:value-type="float">
            <text:p>1806.4763852435</text:p>
          </table:table-cell>
          <table:table-cell office:value-type="string" calcext:value-type="string">
            <text:p>[{'qualityLevel': 0.9, 'minDistance': 3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5.483941609506" calcext:value-type="float">
            <text:p>125.4839416095</text:p>
          </table:table-cell>
          <table:table-cell office:value-type="float" office:value="1035.94817144312" calcext:value-type="float">
            <text:p>1035.9481714431</text:p>
          </table:table-cell>
          <table:table-cell office:value-type="string" calcext:value-type="string">
            <text:p>[{'nOctaves': 5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7.5" calcext:value-type="float">
            <text:p>517.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9.424597850069" calcext:value-type="float">
            <text:p>109.4245978501</text:p>
          </table:table-cell>
          <table:table-cell office:value-type="float" office:value="2972.31868131868" calcext:value-type="float">
            <text:p>2972.3186813187</text:p>
          </table:table-cell>
          <table:table-cell office:value-type="string" calcext:value-type="string">
            <text:p>[{'sigma': 1.0, 'nfeatures': 1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.8986227998976" calcext:value-type="float">
            <text:p>52.8986227999</text:p>
          </table:table-cell>
          <table:table-cell office:value-type="float" office:value="1806.47638524351" calcext:value-type="float">
            <text:p>1806.4763852435</text:p>
          </table:table-cell>
          <table:table-cell office:value-type="string" calcext:value-type="string">
            <text:p>[{'qualityLevel': 0.9, 'minDistance': 3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5.314635921735" calcext:value-type="float">
            <text:p>125.3146359217</text:p>
          </table:table-cell>
          <table:table-cell office:value-type="float" office:value="1035.94817144312" calcext:value-type="float">
            <text:p>1035.9481714431</text:p>
          </table:table-cell>
          <table:table-cell office:value-type="string" calcext:value-type="string">
            <text:p>[{'nOctaves': 3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7.5" calcext:value-type="float">
            <text:p>517.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10.132246760651" calcext:value-type="float">
            <text:p>110.1322467607</text:p>
          </table:table-cell>
          <table:table-cell office:value-type="float" office:value="2972.08058608059" calcext:value-type="float">
            <text:p>2972.0805860806</text:p>
          </table:table-cell>
          <table:table-cell office:value-type="string" calcext:value-type="string">
            <text:p>[{'sigma': 1.0, 'nfeatures': 25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.6217529582791" calcext:value-type="float">
            <text:p>52.6217529583</text:p>
          </table:table-cell>
          <table:table-cell office:value-type="float" office:value="1806.47638524351" calcext:value-type="float">
            <text:p>1806.4763852435</text:p>
          </table:table-cell>
          <table:table-cell office:value-type="string" calcext:value-type="string">
            <text:p>[{'qualityLevel': 0.9, 'minDistance': 3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5.423366359435" calcext:value-type="float">
            <text:p>125.4233663594</text:p>
          </table:table-cell>
          <table:table-cell office:value-type="float" office:value="1035.94817144312" calcext:value-type="float">
            <text:p>1035.9481714431</text:p>
          </table:table-cell>
          <table:table-cell office:value-type="string" calcext:value-type="string">
            <text:p>[{'nOctaves': 7, 'nOctaveLayers': 5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17.5" calcext:value-type="float">
            <text:p>517.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10.086605536751" calcext:value-type="float">
            <text:p>110.0866055368</text:p>
          </table:table-cell>
          <table:table-cell office:value-type="float" office:value="2972.08058608059" calcext:value-type="float">
            <text:p>2972.0805860806</text:p>
          </table:table-cell>
          <table:table-cell office:value-type="string" calcext:value-type="string">
            <text:p>[{'sigma': 1.0, 'nfeatures': 1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.664025541395" calcext:value-type="float">
            <text:p>48.6640255414</text:p>
          </table:table-cell>
          <table:table-cell office:value-type="float" office:value="1802.44577688614" calcext:value-type="float">
            <text:p>1802.4457768861</text:p>
          </table:table-cell>
          <table:table-cell office:value-type="string" calcext:value-type="string">
            <text:p>[{'qualityLevel': 0.9, 'minDistance': 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9.534017144702" calcext:value-type="float">
            <text:p>129.5340171447</text:p>
          </table:table-cell>
          <table:table-cell office:value-type="float" office:value="1022.01225064545" calcext:value-type="float">
            <text:p>1022.0122506455</text:p>
          </table:table-cell>
          <table:table-cell office:value-type="string" calcext:value-type="string">
            <text:p>[{'nOctaves': 1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98.5" calcext:value-type="float">
            <text:p>798.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14.090316508897" calcext:value-type="float">
            <text:p>114.0903165089</text:p>
          </table:table-cell>
          <table:table-cell office:value-type="float" office:value="2496.02647783251" calcext:value-type="float">
            <text:p>2496.0264778325</text:p>
          </table:table-cell>
          <table:table-cell office:value-type="string" calcext:value-type="string">
            <text:p>[{'sigma': 2.5, 'nfeatures': 25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.4819840218406" calcext:value-type="float">
            <text:p>49.4819840218</text:p>
          </table:table-cell>
          <table:table-cell office:value-type="float" office:value="1802.44577688614" calcext:value-type="float">
            <text:p>1802.4457768861</text:p>
          </table:table-cell>
          <table:table-cell office:value-type="string" calcext:value-type="string">
            <text:p>[{'qualityLevel': 0.9, 'minDistance': 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3.452259317506" calcext:value-type="float">
            <text:p>123.4522593175</text:p>
          </table:table-cell>
          <table:table-cell office:value-type="float" office:value="1020.84640065817" calcext:value-type="float">
            <text:p>1020.8464006582</text:p>
          </table:table-cell>
          <table:table-cell office:value-type="string" calcext:value-type="string">
            <text:p>[{'nOctaves': 1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14.264160140418" calcext:value-type="float">
            <text:p>114.2641601404</text:p>
          </table:table-cell>
          <table:table-cell office:value-type="float" office:value="2496.02647783251" calcext:value-type="float">
            <text:p>2496.0264778325</text:p>
          </table:table-cell>
          <table:table-cell office:value-type="string" calcext:value-type="string">
            <text:p>[{'sigma': 2.5, 'nfeatures': 1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.9760505277664" calcext:value-type="float">
            <text:p>48.9760505278</text:p>
          </table:table-cell>
          <table:table-cell office:value-type="float" office:value="1802.44577688614" calcext:value-type="float">
            <text:p>1802.4457768861</text:p>
          </table:table-cell>
          <table:table-cell office:value-type="string" calcext:value-type="string">
            <text:p>[{'qualityLevel': 0.9, 'minDistance': 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.178598335478" calcext:value-type="float">
            <text:p>121.1785983355</text:p>
          </table:table-cell>
          <table:table-cell office:value-type="float" office:value="1003.68409136851" calcext:value-type="float">
            <text:p>1003.6840913685</text:p>
          </table:table-cell>
          <table:table-cell office:value-type="string" calcext:value-type="string">
            <text:p>[{'nOctaves': 1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14.119663896039" calcext:value-type="float">
            <text:p>114.119663896</text:p>
          </table:table-cell>
          <table:table-cell office:value-type="float" office:value="2301.2131661442" calcext:value-type="float">
            <text:p>2301.2131661442</text:p>
          </table:table-cell>
          <table:table-cell office:value-type="string" calcext:value-type="string">
            <text:p>[{'sigma': 2.5, 'nfeatures': 25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.6687051332556" calcext:value-type="float">
            <text:p>52.6687051333</text:p>
          </table:table-cell>
          <table:table-cell office:value-type="float" office:value="1797.99636394647" calcext:value-type="float">
            <text:p>1797.9963639465</text:p>
          </table:table-cell>
          <table:table-cell office:value-type="string" calcext:value-type="string">
            <text:p>[{'qualityLevel': 0.9, 'minDistance': 6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7.5" calcext:value-type="float">
            <text:p>387.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3.39075940568" calcext:value-type="float">
            <text:p>133.3907594057</text:p>
          </table:table-cell>
          <table:table-cell office:value-type="float" office:value="998.140065164568" calcext:value-type="float">
            <text:p>998.1400651646</text:p>
          </table:table-cell>
          <table:table-cell office:value-type="string" calcext:value-type="string">
            <text:p>[{'nOctaves': 5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4.5" calcext:value-type="float">
            <text:p>934.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13.081360049546" calcext:value-type="float">
            <text:p>113.0813600495</text:p>
          </table:table-cell>
          <table:table-cell office:value-type="float" office:value="2301.2131661442" calcext:value-type="float">
            <text:p>2301.2131661442</text:p>
          </table:table-cell>
          <table:table-cell office:value-type="string" calcext:value-type="string">
            <text:p>[{'sigma': 2.5, 'nfeatures': 1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.1557261350099" calcext:value-type="float">
            <text:p>52.155726135</text:p>
          </table:table-cell>
          <table:table-cell office:value-type="float" office:value="1797.99636394647" calcext:value-type="float">
            <text:p>1797.9963639465</text:p>
          </table:table-cell>
          <table:table-cell office:value-type="string" calcext:value-type="string">
            <text:p>[{'qualityLevel': 0.9, 'minDistance': 6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7.5" calcext:value-type="float">
            <text:p>387.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3.278645541519" calcext:value-type="float">
            <text:p>133.2786455415</text:p>
          </table:table-cell>
          <table:table-cell office:value-type="float" office:value="998.140065164568" calcext:value-type="float">
            <text:p>998.1400651646</text:p>
          </table:table-cell>
          <table:table-cell office:value-type="string" calcext:value-type="string">
            <text:p>[{'nOctaves': 7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4.5" calcext:value-type="float">
            <text:p>934.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10.053131193854" calcext:value-type="float">
            <text:p>110.0531311939</text:p>
          </table:table-cell>
          <table:table-cell office:value-type="float" office:value="2290.83717357911" calcext:value-type="float">
            <text:p>2290.8371735791</text:p>
          </table:table-cell>
          <table:table-cell office:value-type="string" calcext:value-type="string">
            <text:p>[{'sigma': 1.6, 'nfeatures': 25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.478779184632" calcext:value-type="float">
            <text:p>52.4787791846</text:p>
          </table:table-cell>
          <table:table-cell office:value-type="float" office:value="1797.99636394647" calcext:value-type="float">
            <text:p>1797.9963639465</text:p>
          </table:table-cell>
          <table:table-cell office:value-type="string" calcext:value-type="string">
            <text:p>[{'qualityLevel': 0.9, 'minDistance': 6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87.5" calcext:value-type="float">
            <text:p>387.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3.319606497884" calcext:value-type="float">
            <text:p>133.3196064979</text:p>
          </table:table-cell>
          <table:table-cell office:value-type="float" office:value="998.140065164568" calcext:value-type="float">
            <text:p>998.1400651646</text:p>
          </table:table-cell>
          <table:table-cell office:value-type="string" calcext:value-type="string">
            <text:p>[{'nOctaves': 3, 'nOctaveLayers': 5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4.5" calcext:value-type="float">
            <text:p>934.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10.303226738237" calcext:value-type="float">
            <text:p>110.3032267382</text:p>
          </table:table-cell>
          <table:table-cell office:value-type="float" office:value="2290.83717357911" calcext:value-type="float">
            <text:p>2290.8371735791</text:p>
          </table:table-cell>
          <table:table-cell office:value-type="string" calcext:value-type="string">
            <text:p>[{'sigma': 1.6, 'nfeatures': 1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.3408585581929" calcext:value-type="float">
            <text:p>53.3408585582</text:p>
          </table:table-cell>
          <table:table-cell office:value-type="float" office:value="1788.8471830513" calcext:value-type="float">
            <text:p>1788.8471830513</text:p>
          </table:table-cell>
          <table:table-cell office:value-type="string" calcext:value-type="string">
            <text:p>[{'qualityLevel': 0.9, 'minDistance': 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6.618284848519" calcext:value-type="float">
            <text:p>126.6182848485</text:p>
          </table:table-cell>
          <table:table-cell office:value-type="float" office:value="970.607968632607" calcext:value-type="float">
            <text:p>970.6079686326</text:p>
          </table:table-cell>
          <table:table-cell office:value-type="string" calcext:value-type="string">
            <text:p>[{'nOctaves': 1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25.5" calcext:value-type="float">
            <text:p>825.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98.2413755925372" calcext:value-type="float">
            <text:p>98.2413755925</text:p>
          </table:table-cell>
          <table:table-cell office:value-type="float" office:value="2269.91025641026" calcext:value-type="float">
            <text:p>2269.9102564103</text:p>
          </table:table-cell>
          <table:table-cell office:value-type="string" calcext:value-type="string">
            <text:p>[{'sigma': 1.0, 'nfeatures': 25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.2166979373433" calcext:value-type="float">
            <text:p>53.2166979373</text:p>
          </table:table-cell>
          <table:table-cell office:value-type="float" office:value="1788.8471830513" calcext:value-type="float">
            <text:p>1788.8471830513</text:p>
          </table:table-cell>
          <table:table-cell office:value-type="string" calcext:value-type="string">
            <text:p>[{'qualityLevel': 0.9, 'minDistance': 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7.944936248474" calcext:value-type="float">
            <text:p>117.9449362485</text:p>
          </table:table-cell>
          <table:table-cell office:value-type="float" office:value="962.829510575367" calcext:value-type="float">
            <text:p>962.8295105754</text:p>
          </table:table-cell>
          <table:table-cell office:value-type="string" calcext:value-type="string">
            <text:p>[{'nOctaves': 5, 'nOctaveLayers': 3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0.5" calcext:value-type="float">
            <text:p>230.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98.3167114211246" calcext:value-type="float">
            <text:p>98.3167114211</text:p>
          </table:table-cell>
          <table:table-cell office:value-type="float" office:value="2269.91025641026" calcext:value-type="float">
            <text:p>2269.9102564103</text:p>
          </table:table-cell>
          <table:table-cell office:value-type="string" calcext:value-type="string">
            <text:p>[{'sigma': 1.0, 'nfeatures': 10, 'nOctaveLayers': 3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.9401804304216" calcext:value-type="float">
            <text:p>52.9401804304</text:p>
          </table:table-cell>
          <table:table-cell office:value-type="float" office:value="1788.8471830513" calcext:value-type="float">
            <text:p>1788.8471830513</text:p>
          </table:table-cell>
          <table:table-cell office:value-type="string" calcext:value-type="string">
            <text:p>[{'qualityLevel': 0.9, 'minDistance': 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8.241341397166" calcext:value-type="float">
            <text:p>118.2413413972</text:p>
          </table:table-cell>
          <table:table-cell office:value-type="float" office:value="962.829510575367" calcext:value-type="float">
            <text:p>962.8295105754</text:p>
          </table:table-cell>
          <table:table-cell office:value-type="string" calcext:value-type="string">
            <text:p>[{'nOctaves': 7, 'nOctaveLayers': 3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0.5" calcext:value-type="float">
            <text:p>230.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3.858733475208" calcext:value-type="float">
            <text:p>103.8587334752</text:p>
          </table:table-cell>
          <table:table-cell office:value-type="float" office:value="2194.03069053708" calcext:value-type="float">
            <text:p>2194.0306905371</text:p>
          </table:table-cell>
          <table:table-cell office:value-type="string" calcext:value-type="string">
            <text:p>[{'sigma': 1.6, 'nfeatures': 25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.712904492626" calcext:value-type="float">
            <text:p>52.7129044926</text:p>
          </table:table-cell>
          <table:table-cell office:value-type="float" office:value="1774.72107298475" calcext:value-type="float">
            <text:p>1774.7210729848</text:p>
          </table:table-cell>
          <table:table-cell office:value-type="string" calcext:value-type="string">
            <text:p>[{'qualityLevel': 0.5, 'minDistance': 6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18.037896891125" calcext:value-type="float">
            <text:p>118.0378968911</text:p>
          </table:table-cell>
          <table:table-cell office:value-type="float" office:value="962.829510575367" calcext:value-type="float">
            <text:p>962.8295105754</text:p>
          </table:table-cell>
          <table:table-cell office:value-type="string" calcext:value-type="string">
            <text:p>[{'nOctaves': 3, 'nOctaveLayers': 3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0.5" calcext:value-type="float">
            <text:p>230.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.139775717631" calcext:value-type="float">
            <text:p>104.1397757176</text:p>
          </table:table-cell>
          <table:table-cell office:value-type="float" office:value="2194.03069053708" calcext:value-type="float">
            <text:p>2194.0306905371</text:p>
          </table:table-cell>
          <table:table-cell office:value-type="string" calcext:value-type="string">
            <text:p>[{'sigma': 1.6, 'nfeatures': 1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.775477553485" calcext:value-type="float">
            <text:p>51.7754775535</text:p>
          </table:table-cell>
          <table:table-cell office:value-type="float" office:value="1774.72107298475" calcext:value-type="float">
            <text:p>1774.7210729848</text:p>
          </table:table-cell>
          <table:table-cell office:value-type="string" calcext:value-type="string">
            <text:p>[{'qualityLevel': 0.5, 'minDistance': 6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7.737926952541" calcext:value-type="float">
            <text:p>127.7379269525</text:p>
          </table:table-cell>
          <table:table-cell office:value-type="float" office:value="947.369213889805" calcext:value-type="float">
            <text:p>947.3692138898</text:p>
          </table:table-cell>
          <table:table-cell office:value-type="string" calcext:value-type="string">
            <text:p>[{'nOctaves': 3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9.5" calcext:value-type="float">
            <text:p>599.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03.838305975311" calcext:value-type="float">
            <text:p>103.8383059753</text:p>
          </table:table-cell>
          <table:table-cell office:value-type="float" office:value="2194.03069053708" calcext:value-type="float">
            <text:p>2194.0306905371</text:p>
          </table:table-cell>
          <table:table-cell office:value-type="string" calcext:value-type="string">
            <text:p>[{'sigma': 1.6, 'nfeatures': 1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.6315147855785" calcext:value-type="float">
            <text:p>52.6315147856</text:p>
          </table:table-cell>
          <table:table-cell office:value-type="float" office:value="1774.72107298475" calcext:value-type="float">
            <text:p>1774.7210729848</text:p>
          </table:table-cell>
          <table:table-cell office:value-type="string" calcext:value-type="string">
            <text:p>[{'qualityLevel': 0.5, 'minDistance': 6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7.912574832793" calcext:value-type="float">
            <text:p>127.9125748328</text:p>
          </table:table-cell>
          <table:table-cell office:value-type="float" office:value="947.369213889805" calcext:value-type="float">
            <text:p>947.3692138898</text:p>
          </table:table-cell>
          <table:table-cell office:value-type="string" calcext:value-type="string">
            <text:p>[{'nOctaves': 5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9.5" calcext:value-type="float">
            <text:p>599.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3.724938475527" calcext:value-type="float">
            <text:p>103.7249384755</text:p>
          </table:table-cell>
          <table:table-cell office:value-type="float" office:value="2194.03069053708" calcext:value-type="float">
            <text:p>2194.0306905371</text:p>
          </table:table-cell>
          <table:table-cell office:value-type="string" calcext:value-type="string">
            <text:p>[{'sigma': 1.6, 'nfeatures': 25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.6415521749295" calcext:value-type="float">
            <text:p>53.6415521749</text:p>
          </table:table-cell>
          <table:table-cell office:value-type="float" office:value="1760.68613221197" calcext:value-type="float">
            <text:p>1760.686132212</text:p>
          </table:table-cell>
          <table:table-cell office:value-type="string" calcext:value-type="string">
            <text:p>[{'qualityLevel': 0.5, 'minDistance': 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7.831467254087" calcext:value-type="float">
            <text:p>127.8314672541</text:p>
          </table:table-cell>
          <table:table-cell office:value-type="float" office:value="947.369213889805" calcext:value-type="float">
            <text:p>947.3692138898</text:p>
          </table:table-cell>
          <table:table-cell office:value-type="string" calcext:value-type="string">
            <text:p>[{'nOctaves': 7, 'nOctaveLayers': 7, 'hessianThreshold': 2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9.5" calcext:value-type="float">
            <text:p>599.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3.449394708499" calcext:value-type="float">
            <text:p>113.4493947085</text:p>
          </table:table-cell>
          <table:table-cell office:value-type="float" office:value="2190.25625" calcext:value-type="float">
            <text:p>2190.25625</text:p>
          </table:table-cell>
          <table:table-cell office:value-type="string" calcext:value-type="string">
            <text:p>[{'sigma': 1.6, 'nfeatures': 25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.9377005344722" calcext:value-type="float">
            <text:p>54.9377005345</text:p>
          </table:table-cell>
          <table:table-cell office:value-type="float" office:value="1760.68613221197" calcext:value-type="float">
            <text:p>1760.686132212</text:p>
          </table:table-cell>
          <table:table-cell office:value-type="string" calcext:value-type="string">
            <text:p>[{'qualityLevel': 0.5, 'minDistance': 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.61610421259" calcext:value-type="float">
            <text:p>134.6161042126</text:p>
          </table:table-cell>
          <table:table-cell office:value-type="float" office:value="930.480132761897" calcext:value-type="float">
            <text:p>930.4801327619</text:p>
          </table:table-cell>
          <table:table-cell office:value-type="string" calcext:value-type="string">
            <text:p>[{'nOctaves': 3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17.5" calcext:value-type="float">
            <text:p>1017.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2.918678005226" calcext:value-type="float">
            <text:p>112.9186780052</text:p>
          </table:table-cell>
          <table:table-cell office:value-type="float" office:value="2190.25625" calcext:value-type="float">
            <text:p>2190.25625</text:p>
          </table:table-cell>
          <table:table-cell office:value-type="string" calcext:value-type="string">
            <text:p>[{'sigma': 1.6, 'nfeatures': 1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.6794909585733" calcext:value-type="float">
            <text:p>53.6794909586</text:p>
          </table:table-cell>
          <table:table-cell office:value-type="float" office:value="1752.69218017807" calcext:value-type="float">
            <text:p>1752.6921801781</text:p>
          </table:table-cell>
          <table:table-cell office:value-type="string" calcext:value-type="string">
            <text:p>[{'qualityLevel': 0.5, 'minDistance': 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4.629224875942" calcext:value-type="float">
            <text:p>134.6292248759</text:p>
          </table:table-cell>
          <table:table-cell office:value-type="float" office:value="930.480132761897" calcext:value-type="float">
            <text:p>930.4801327619</text:p>
          </table:table-cell>
          <table:table-cell office:value-type="string" calcext:value-type="string">
            <text:p>[{'nOctaves': 5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17.5" calcext:value-type="float">
            <text:p>1017.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3.314558841288" calcext:value-type="float">
            <text:p>113.3145588413</text:p>
          </table:table-cell>
          <table:table-cell office:value-type="float" office:value="2190.25625" calcext:value-type="float">
            <text:p>2190.25625</text:p>
          </table:table-cell>
          <table:table-cell office:value-type="string" calcext:value-type="string">
            <text:p>[{'sigma': 1.6, 'nfeatures': 250, 'nOctaveLayers': 1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.7484372353647" calcext:value-type="float">
            <text:p>60.7484372354</text:p>
          </table:table-cell>
          <table:table-cell office:value-type="float" office:value="1461.44669649805" calcext:value-type="float">
            <text:p>1461.4466964981</text:p>
          </table:table-cell>
          <table:table-cell office:value-type="string" calcext:value-type="string">
            <text:p>[{'qualityLevel': 0.5, 'minDistance': 6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4.313694615383" calcext:value-type="float">
            <text:p>134.3136946154</text:p>
          </table:table-cell>
          <table:table-cell office:value-type="float" office:value="930.480132761897" calcext:value-type="float">
            <text:p>930.4801327619</text:p>
          </table:table-cell>
          <table:table-cell office:value-type="string" calcext:value-type="string">
            <text:p>[{'nOctaves': 7, 'nOctaveLayers': 7, 'hessianThreshold': 1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17.5" calcext:value-type="float">
            <text:p>1017.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13.252046367154" calcext:value-type="float">
            <text:p>113.2520463672</text:p>
          </table:table-cell>
          <table:table-cell office:value-type="float" office:value="2190.25625" calcext:value-type="float">
            <text:p>2190.25625</text:p>
          </table:table-cell>
          <table:table-cell office:value-type="string" calcext:value-type="string">
            <text:p>[{'sigma': 1.6, 'nfeatures': 10, 'nOctaveLayers': 1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.2241419306956" calcext:value-type="float">
            <text:p>61.2241419307</text:p>
          </table:table-cell>
          <table:table-cell office:value-type="float" office:value="1461.44669649805" calcext:value-type="float">
            <text:p>1461.4466964981</text:p>
          </table:table-cell>
          <table:table-cell office:value-type="string" calcext:value-type="string">
            <text:p>[{'qualityLevel': 0.5, 'minDistance': 6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3.886089771986" calcext:value-type="float">
            <text:p>133.886089772</text:p>
          </table:table-cell>
          <table:table-cell office:value-type="float" office:value="922.123183171544" calcext:value-type="float">
            <text:p>922.1231831715</text:p>
          </table:table-cell>
          <table:table-cell office:value-type="string" calcext:value-type="string">
            <text:p>[{'nOctaves': 1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32.5" calcext:value-type="float">
            <text:p>1132.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7.1078696381301" calcext:value-type="float">
            <text:p>97.1078696381</text:p>
          </table:table-cell>
          <table:table-cell office:value-type="float" office:value="2171.54761904762" calcext:value-type="float">
            <text:p>2171.5476190476</text:p>
          </table:table-cell>
          <table:table-cell office:value-type="string" calcext:value-type="string">
            <text:p>[{'sigma': 1.0, 'nfeatures': 1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.8332769998815" calcext:value-type="float">
            <text:p>60.8332769999</text:p>
          </table:table-cell>
          <table:table-cell office:value-type="float" office:value="1461.44669649805" calcext:value-type="float">
            <text:p>1461.4466964981</text:p>
          </table:table-cell>
          <table:table-cell office:value-type="string" calcext:value-type="string">
            <text:p>[{'qualityLevel': 0.5, 'minDistance': 6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5.658380798996" calcext:value-type="float">
            <text:p>125.658380799</text:p>
          </table:table-cell>
          <table:table-cell office:value-type="float" office:value="921.952530946783" calcext:value-type="float">
            <text:p>921.9525309468</text:p>
          </table:table-cell>
          <table:table-cell office:value-type="string" calcext:value-type="string">
            <text:p>[{'nOctaves': 7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7.873465359211" calcext:value-type="float">
            <text:p>97.8734653592</text:p>
          </table:table-cell>
          <table:table-cell office:value-type="float" office:value="2171.54761904762" calcext:value-type="float">
            <text:p>2171.5476190476</text:p>
          </table:table-cell>
          <table:table-cell office:value-type="string" calcext:value-type="string">
            <text:p>[{'sigma': 1.0, 'nfeatures': 25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.3893714139704" calcext:value-type="float">
            <text:p>63.389371414</text:p>
          </table:table-cell>
          <table:table-cell office:value-type="float" office:value="1403.95537654489" calcext:value-type="float">
            <text:p>1403.9553765449</text:p>
          </table:table-cell>
          <table:table-cell office:value-type="string" calcext:value-type="string">
            <text:p>[{'qualityLevel': 0.5, 'minDistance': 3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5.32086178707" calcext:value-type="float">
            <text:p>125.3208617871</text:p>
          </table:table-cell>
          <table:table-cell office:value-type="float" office:value="921.952530946783" calcext:value-type="float">
            <text:p>921.9525309468</text:p>
          </table:table-cell>
          <table:table-cell office:value-type="string" calcext:value-type="string">
            <text:p>[{'nOctaves': 3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9.100203525275" calcext:value-type="float">
            <text:p>109.1002035253</text:p>
          </table:table-cell>
          <table:table-cell office:value-type="float" office:value="2034.43103448276" calcext:value-type="float">
            <text:p>2034.4310344828</text:p>
          </table:table-cell>
          <table:table-cell office:value-type="string" calcext:value-type="string">
            <text:p>[{'sigma': 1.0, 'nfeatures': 25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.9711914428044" calcext:value-type="float">
            <text:p>62.9711914428</text:p>
          </table:table-cell>
          <table:table-cell office:value-type="float" office:value="1403.95537654489" calcext:value-type="float">
            <text:p>1403.9553765449</text:p>
          </table:table-cell>
          <table:table-cell office:value-type="string" calcext:value-type="string">
            <text:p>[{'qualityLevel': 0.5, 'minDistance': 3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5.794691901188" calcext:value-type="float">
            <text:p>125.7946919012</text:p>
          </table:table-cell>
          <table:table-cell office:value-type="float" office:value="921.952530946783" calcext:value-type="float">
            <text:p>921.9525309468</text:p>
          </table:table-cell>
          <table:table-cell office:value-type="string" calcext:value-type="string">
            <text:p>[{'nOctaves': 5, 'nOctaveLayers': 1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9.230791050941" calcext:value-type="float">
            <text:p>109.2307910509</text:p>
          </table:table-cell>
          <table:table-cell office:value-type="float" office:value="2034.43103448276" calcext:value-type="float">
            <text:p>2034.4310344828</text:p>
          </table:table-cell>
          <table:table-cell office:value-type="string" calcext:value-type="string">
            <text:p>[{'sigma': 1.0, 'nfeatures': 1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.678505674703" calcext:value-type="float">
            <text:p>63.6785056747</text:p>
          </table:table-cell>
          <table:table-cell office:value-type="float" office:value="1403.95537654489" calcext:value-type="float">
            <text:p>1403.9553765449</text:p>
          </table:table-cell>
          <table:table-cell office:value-type="string" calcext:value-type="string">
            <text:p>[{'qualityLevel': 0.5, 'minDistance': 3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5.773418841418" calcext:value-type="float">
            <text:p>135.7734188414</text:p>
          </table:table-cell>
          <table:table-cell office:value-type="float" office:value="905.037458415094" calcext:value-type="float">
            <text:p>905.0374584151</text:p>
          </table:table-cell>
          <table:table-cell office:value-type="string" calcext:value-type="string">
            <text:p>[{'nOctaves': 7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09.820086071268" calcext:value-type="float">
            <text:p>109.8200860713</text:p>
          </table:table-cell>
          <table:table-cell office:value-type="float" office:value="1966.74193548387" calcext:value-type="float">
            <text:p>1966.7419354839</text:p>
          </table:table-cell>
          <table:table-cell office:value-type="string" calcext:value-type="string">
            <text:p>[{'sigma': 1.6, 'nfeatures': 1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.2157389060594" calcext:value-type="float">
            <text:p>77.2157389061</text:p>
          </table:table-cell>
          <table:table-cell office:value-type="float" office:value="1395.62303459679" calcext:value-type="float">
            <text:p>1395.6230345968</text:p>
          </table:table-cell>
          <table:table-cell office:value-type="string" calcext:value-type="string">
            <text:p>[{'qualityLevel': 0.1, 'minDistance': 6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99.5" calcext:value-type="float">
            <text:p>1699.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4.058444666211" calcext:value-type="float">
            <text:p>134.0584446662</text:p>
          </table:table-cell>
          <table:table-cell office:value-type="float" office:value="905.037458415094" calcext:value-type="float">
            <text:p>905.0374584151</text:p>
          </table:table-cell>
          <table:table-cell office:value-type="string" calcext:value-type="string">
            <text:p>[{'nOctaves': 5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10.406932558864" calcext:value-type="float">
            <text:p>110.4069325589</text:p>
          </table:table-cell>
          <table:table-cell office:value-type="float" office:value="1966.74193548387" calcext:value-type="float">
            <text:p>1966.7419354839</text:p>
          </table:table-cell>
          <table:table-cell office:value-type="string" calcext:value-type="string">
            <text:p>[{'sigma': 1.6, 'nfeatures': 250, 'nOctaveLayers': 3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.2243875644635" calcext:value-type="float">
            <text:p>77.2243875645</text:p>
          </table:table-cell>
          <table:table-cell office:value-type="float" office:value="1395.62303459679" calcext:value-type="float">
            <text:p>1395.6230345968</text:p>
          </table:table-cell>
          <table:table-cell office:value-type="string" calcext:value-type="string">
            <text:p>[{'qualityLevel': 0.1, 'minDistance': 6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99.5" calcext:value-type="float">
            <text:p>1699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3.740572410636" calcext:value-type="float">
            <text:p>133.7405724106</text:p>
          </table:table-cell>
          <table:table-cell office:value-type="float" office:value="905.037458415094" calcext:value-type="float">
            <text:p>905.0374584151</text:p>
          </table:table-cell>
          <table:table-cell office:value-type="string" calcext:value-type="string">
            <text:p>[{'nOctaves': 3, 'nOctaveLayers': 3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4.402019709349" calcext:value-type="float">
            <text:p>104.4020197093</text:p>
          </table:table-cell>
          <table:table-cell office:value-type="float" office:value="1944.91369047619" calcext:value-type="float">
            <text:p>1944.9136904762</text:p>
          </table:table-cell>
          <table:table-cell office:value-type="string" calcext:value-type="string">
            <text:p>[{'sigma': 1.0, 'nfeatures': 25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.9826470371336" calcext:value-type="float">
            <text:p>75.9826470371</text:p>
          </table:table-cell>
          <table:table-cell office:value-type="float" office:value="1395.62303459679" calcext:value-type="float">
            <text:p>1395.6230345968</text:p>
          </table:table-cell>
          <table:table-cell office:value-type="string" calcext:value-type="string">
            <text:p>[{'qualityLevel': 0.1, 'minDistance': 6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99.5" calcext:value-type="float">
            <text:p>1699.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1.644219023641" calcext:value-type="float">
            <text:p>121.6442190236</text:p>
          </table:table-cell>
          <table:table-cell office:value-type="float" office:value="890.570452668718" calcext:value-type="float">
            <text:p>890.5704526687</text:p>
          </table:table-cell>
          <table:table-cell office:value-type="string" calcext:value-type="string">
            <text:p>[{'nOctaves': 3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4.518592658453" calcext:value-type="float">
            <text:p>104.5185926585</text:p>
          </table:table-cell>
          <table:table-cell office:value-type="float" office:value="1944.91369047619" calcext:value-type="float">
            <text:p>1944.9136904762</text:p>
          </table:table-cell>
          <table:table-cell office:value-type="string" calcext:value-type="string">
            <text:p>[{'sigma': 1.0, 'nfeatures': 1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0546520089265" calcext:value-type="float">
            <text:p>63.0546520089</text:p>
          </table:table-cell>
          <table:table-cell office:value-type="float" office:value="1339.02720318897" calcext:value-type="float">
            <text:p>1339.027203189</text:p>
          </table:table-cell>
          <table:table-cell office:value-type="string" calcext:value-type="string">
            <text:p>[{'qualityLevel': 0.5, 'minDistance': 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80.5" calcext:value-type="float">
            <text:p>1480.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1.639894431923" calcext:value-type="float">
            <text:p>121.6398944319</text:p>
          </table:table-cell>
          <table:table-cell office:value-type="float" office:value="890.570452668718" calcext:value-type="float">
            <text:p>890.5704526687</text:p>
          </table:table-cell>
          <table:table-cell office:value-type="string" calcext:value-type="string">
            <text:p>[{'nOctaves': 5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5.899171500467" calcext:value-type="float">
            <text:p>445.8991715005</text:p>
          </table:table-cell>
          <table:table-cell office:value-type="float" office:value="1896.95407636739" calcext:value-type="float">
            <text:p>1896.9540763674</text:p>
          </table:table-cell>
          <table:table-cell office:value-type="string" calcext:value-type="string">
            <text:p>[{'sigma': 1.6, 'nfeatures': 25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.4575566467829" calcext:value-type="float">
            <text:p>64.4575566468</text:p>
          </table:table-cell>
          <table:table-cell office:value-type="float" office:value="1336.5586378761" calcext:value-type="float">
            <text:p>1336.5586378761</text:p>
          </table:table-cell>
          <table:table-cell office:value-type="string" calcext:value-type="string">
            <text:p>[{'qualityLevel': 0.5, 'minDistance': 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63.512820584234" calcext:value-type="float">
            <text:p>163.5128205842</text:p>
          </table:table-cell>
          <table:table-cell office:value-type="float" office:value="890.570452668718" calcext:value-type="float">
            <text:p>890.5704526687</text:p>
          </table:table-cell>
          <table:table-cell office:value-type="string" calcext:value-type="string">
            <text:p>[{'nOctaves': 7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4.441103059798" calcext:value-type="float">
            <text:p>254.4411030598</text:p>
          </table:table-cell>
          <table:table-cell office:value-type="float" office:value="1896.95407636739" calcext:value-type="float">
            <text:p>1896.9540763674</text:p>
          </table:table-cell>
          <table:table-cell office:value-type="string" calcext:value-type="string">
            <text:p>[{'sigma': 1.6, 'nfeatures': 1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.9564917897806" calcext:value-type="float">
            <text:p>63.9564917898</text:p>
          </table:table-cell>
          <table:table-cell office:value-type="float" office:value="1336.5586378761" calcext:value-type="float">
            <text:p>1336.5586378761</text:p>
          </table:table-cell>
          <table:table-cell office:value-type="string" calcext:value-type="string">
            <text:p>[{'qualityLevel': 0.5, 'minDistance': 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7.744482186623" calcext:value-type="float">
            <text:p>137.7444821866</text:p>
          </table:table-cell>
          <table:table-cell office:value-type="float" office:value="862.003714658547" calcext:value-type="float">
            <text:p>862.0037146585</text:p>
          </table:table-cell>
          <table:table-cell office:value-type="string" calcext:value-type="string">
            <text:p>[{'nOctaves': 7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24.5" calcext:value-type="float">
            <text:p>1424.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16.316416119225" calcext:value-type="float">
            <text:p>116.3164161192</text:p>
          </table:table-cell>
          <table:table-cell office:value-type="float" office:value="1866.13198138298" calcext:value-type="float">
            <text:p>1866.131981383</text:p>
          </table:table-cell>
          <table:table-cell office:value-type="string" calcext:value-type="string">
            <text:p>[{'sigma': 2.5, 'nfeatures': 1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.6115160819609" calcext:value-type="float">
            <text:p>83.611516082</text:p>
          </table:table-cell>
          <table:table-cell office:value-type="float" office:value="1307.02116977078" calcext:value-type="float">
            <text:p>1307.0211697708</text:p>
          </table:table-cell>
          <table:table-cell office:value-type="string" calcext:value-type="string">
            <text:p>[{'qualityLevel': 0.1, 'minDistance': 6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67.5" calcext:value-type="float">
            <text:p>2167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7.830378115177" calcext:value-type="float">
            <text:p>137.8303781152</text:p>
          </table:table-cell>
          <table:table-cell office:value-type="float" office:value="862.003714658547" calcext:value-type="float">
            <text:p>862.0037146585</text:p>
          </table:table-cell>
          <table:table-cell office:value-type="string" calcext:value-type="string">
            <text:p>[{'nOctaves': 5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24.5" calcext:value-type="float">
            <text:p>1424.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16.15685165301" calcext:value-type="float">
            <text:p>116.156851653</text:p>
          </table:table-cell>
          <table:table-cell office:value-type="float" office:value="1866.13198138298" calcext:value-type="float">
            <text:p>1866.131981383</text:p>
          </table:table-cell>
          <table:table-cell office:value-type="string" calcext:value-type="string">
            <text:p>[{'sigma': 2.5, 'nfeatures': 250, 'nOctaveLayers': 5, 'edgeThreshold': 15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.7630893453024" calcext:value-type="float">
            <text:p>84.7630893453</text:p>
          </table:table-cell>
          <table:table-cell office:value-type="float" office:value="1307.02116977078" calcext:value-type="float">
            <text:p>1307.0211697708</text:p>
          </table:table-cell>
          <table:table-cell office:value-type="string" calcext:value-type="string">
            <text:p>[{'qualityLevel': 0.1, 'minDistance': 6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67.5" calcext:value-type="float">
            <text:p>2167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7.9219395658" calcext:value-type="float">
            <text:p>137.9219395658</text:p>
          </table:table-cell>
          <table:table-cell office:value-type="float" office:value="862.003714658547" calcext:value-type="float">
            <text:p>862.0037146585</text:p>
          </table:table-cell>
          <table:table-cell office:value-type="string" calcext:value-type="string">
            <text:p>[{'nOctaves': 3, 'nOctaveLayers': 5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24.5" calcext:value-type="float">
            <text:p>1424.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6.141012698412" calcext:value-type="float">
            <text:p>116.1410126984</text:p>
          </table:table-cell>
          <table:table-cell office:value-type="float" office:value="1866.13198138298" calcext:value-type="float">
            <text:p>1866.131981383</text:p>
          </table:table-cell>
          <table:table-cell office:value-type="string" calcext:value-type="string">
            <text:p>[{'sigma': 2.5, 'nfeatures': 1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0601975608151" calcext:value-type="float">
            <text:p>85.0601975608</text:p>
          </table:table-cell>
          <table:table-cell office:value-type="float" office:value="1307.02116977078" calcext:value-type="float">
            <text:p>1307.0211697708</text:p>
          </table:table-cell>
          <table:table-cell office:value-type="string" calcext:value-type="string">
            <text:p>[{'qualityLevel': 0.1, 'minDistance': 6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67.5" calcext:value-type="float">
            <text:p>2167.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5.230725489091" calcext:value-type="float">
            <text:p>135.2307254891</text:p>
          </table:table-cell>
          <table:table-cell office:value-type="float" office:value="855.279238019381" calcext:value-type="float">
            <text:p>855.2792380194</text:p>
          </table:table-cell>
          <table:table-cell office:value-type="string" calcext:value-type="string">
            <text:p>[{'nOctaves': 1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19.5" calcext:value-type="float">
            <text:p>1219.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16.164298078977" calcext:value-type="float">
            <text:p>116.164298079</text:p>
          </table:table-cell>
          <table:table-cell office:value-type="float" office:value="1866.13198138298" calcext:value-type="float">
            <text:p>1866.131981383</text:p>
          </table:table-cell>
          <table:table-cell office:value-type="string" calcext:value-type="string">
            <text:p>[{'sigma': 2.5, 'nfeatures': 250, 'nOctaveLayers': 5, 'edgeThreshold': 10, 'contrastThreshold': 0.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.8812314823736" calcext:value-type="float">
            <text:p>91.8812314824</text:p>
          </table:table-cell>
          <table:table-cell office:value-type="float" office:value="1288.76435414767" calcext:value-type="float">
            <text:p>1288.7643541477</text:p>
          </table:table-cell>
          <table:table-cell office:value-type="string" calcext:value-type="string">
            <text:p>[{'qualityLevel': 0.1, 'minDistance': 6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76.5" calcext:value-type="float">
            <text:p>2576.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8.558561913203" calcext:value-type="float">
            <text:p>118.5585619132</text:p>
          </table:table-cell>
          <table:table-cell office:value-type="float" office:value="853.449026639344" calcext:value-type="float">
            <text:p>853.4490266393</text:p>
          </table:table-cell>
          <table:table-cell office:value-type="string" calcext:value-type="string">
            <text:p>[{'nOctaves': 1, 'nOctaveLayers': 7, 'hessianThreshold': 50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84.972323477268" calcext:value-type="float">
            <text:p>484.9723234773</text:p>
          </table:table-cell>
          <table:table-cell office:value-type="float" office:value="1813.02419354839" calcext:value-type="float">
            <text:p>1813.0241935484</text:p>
          </table:table-cell>
          <table:table-cell office:value-type="string" calcext:value-type="string">
            <text:p>[{'sigma': 1.0, 'nfeatures': 1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.3992813117802" calcext:value-type="float">
            <text:p>90.3992813118</text:p>
          </table:table-cell>
          <table:table-cell office:value-type="float" office:value="1288.76435414767" calcext:value-type="float">
            <text:p>1288.7643541477</text:p>
          </table:table-cell>
          <table:table-cell office:value-type="string" calcext:value-type="string">
            <text:p>[{'qualityLevel': 0.1, 'minDistance': 6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76.5" calcext:value-type="float">
            <text:p>2576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.332331506535" calcext:value-type="float">
            <text:p>139.3323315065</text:p>
          </table:table-cell>
          <table:table-cell office:value-type="float" office:value="824.689522930524" calcext:value-type="float">
            <text:p>824.6895229305</text:p>
          </table:table-cell>
          <table:table-cell office:value-type="string" calcext:value-type="string">
            <text:p>[{'nOctaves': 5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7.5" calcext:value-type="float">
            <text:p>1507.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77.79739982076" calcext:value-type="float">
            <text:p>477.7973998208</text:p>
          </table:table-cell>
          <table:table-cell office:value-type="float" office:value="1813.02419354839" calcext:value-type="float">
            <text:p>1813.0241935484</text:p>
          </table:table-cell>
          <table:table-cell office:value-type="string" calcext:value-type="string">
            <text:p>[{'sigma': 1.0, 'nfeatures': 25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.492967894068" calcext:value-type="float">
            <text:p>90.4929678941</text:p>
          </table:table-cell>
          <table:table-cell office:value-type="float" office:value="1288.76435414767" calcext:value-type="float">
            <text:p>1288.7643541477</text:p>
          </table:table-cell>
          <table:table-cell office:value-type="string" calcext:value-type="string">
            <text:p>[{'qualityLevel': 0.1, 'minDistance': 6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576.5" calcext:value-type="float">
            <text:p>2576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9.031685930677" calcext:value-type="float">
            <text:p>139.0316859307</text:p>
          </table:table-cell>
          <table:table-cell office:value-type="float" office:value="824.689522930524" calcext:value-type="float">
            <text:p>824.6895229305</text:p>
          </table:table-cell>
          <table:table-cell office:value-type="string" calcext:value-type="string">
            <text:p>[{'nOctaves': 3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7.5" calcext:value-type="float">
            <text:p>1507.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0.939045948908" calcext:value-type="float">
            <text:p>100.9390459489</text:p>
          </table:table-cell>
          <table:table-cell office:value-type="float" office:value="1752.09943714822" calcext:value-type="float">
            <text:p>1752.0994371482</text:p>
          </table:table-cell>
          <table:table-cell office:value-type="string" calcext:value-type="string">
            <text:p>[{'sigma': 1.6, 'nfeatures': 25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.8987497170456" calcext:value-type="float">
            <text:p>84.898749717</text:p>
          </table:table-cell>
          <table:table-cell office:value-type="float" office:value="1207.51969013986" calcext:value-type="float">
            <text:p>1207.5196901399</text:p>
          </table:table-cell>
          <table:table-cell office:value-type="string" calcext:value-type="string">
            <text:p>[{'qualityLevel': 0.1, 'minDistance': 3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89.5" calcext:value-type="float">
            <text:p>2489.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9.235303497408" calcext:value-type="float">
            <text:p>139.2353034974</text:p>
          </table:table-cell>
          <table:table-cell office:value-type="float" office:value="824.689522930524" calcext:value-type="float">
            <text:p>824.6895229305</text:p>
          </table:table-cell>
          <table:table-cell office:value-type="string" calcext:value-type="string">
            <text:p>[{'nOctaves': 7, 'nOctaveLayers': 7, 'hessianThreshold': 5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7.5" calcext:value-type="float">
            <text:p>1507.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0.944101007655" calcext:value-type="float">
            <text:p>100.9441010077</text:p>
          </table:table-cell>
          <table:table-cell office:value-type="float" office:value="1752.09943714822" calcext:value-type="float">
            <text:p>1752.0994371482</text:p>
          </table:table-cell>
          <table:table-cell office:value-type="string" calcext:value-type="string">
            <text:p>[{'sigma': 1.6, 'nfeatures': 1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.9610440777615" calcext:value-type="float">
            <text:p>82.9610440778</text:p>
          </table:table-cell>
          <table:table-cell office:value-type="float" office:value="1207.51969013986" calcext:value-type="float">
            <text:p>1207.5196901399</text:p>
          </table:table-cell>
          <table:table-cell office:value-type="string" calcext:value-type="string">
            <text:p>[{'qualityLevel': 0.1, 'minDistance': 3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89.5" calcext:value-type="float">
            <text:p>2489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7.652019513771" calcext:value-type="float">
            <text:p>147.6520195138</text:p>
          </table:table-cell>
          <table:table-cell office:value-type="float" office:value="771.904550134573" calcext:value-type="float">
            <text:p>771.9045501346</text:p>
          </table:table-cell>
          <table:table-cell office:value-type="string" calcext:value-type="string">
            <text:p>[{'nOctaves': 1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7.259430162609" calcext:value-type="float">
            <text:p>457.2594301626</text:p>
          </table:table-cell>
          <table:table-cell office:value-type="float" office:value="1750.43555555556" calcext:value-type="float">
            <text:p>1750.4355555556</text:p>
          </table:table-cell>
          <table:table-cell office:value-type="string" calcext:value-type="string">
            <text:p>[{'sigma': 1.0, 'nfeatures': 25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.177884089062" calcext:value-type="float">
            <text:p>82.1778840891</text:p>
          </table:table-cell>
          <table:table-cell office:value-type="float" office:value="1206.94101326015" calcext:value-type="float">
            <text:p>1206.9410132602</text:p>
          </table:table-cell>
          <table:table-cell office:value-type="string" calcext:value-type="string">
            <text:p>[{'qualityLevel': 0.1, 'minDistance': 3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88.5" calcext:value-type="float">
            <text:p>2488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.248754452448" calcext:value-type="float">
            <text:p>148.2487544524</text:p>
          </table:table-cell>
          <table:table-cell office:value-type="float" office:value="751.863581766911" calcext:value-type="float">
            <text:p>751.8635817669</text:p>
          </table:table-cell>
          <table:table-cell office:value-type="string" calcext:value-type="string">
            <text:p>[{'nOctaves': 1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113" calcext:value-type="float">
            <text:p>2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4.26945879031" calcext:value-type="float">
            <text:p>454.2694587903</text:p>
          </table:table-cell>
          <table:table-cell office:value-type="float" office:value="1750.43555555556" calcext:value-type="float">
            <text:p>1750.4355555556</text:p>
          </table:table-cell>
          <table:table-cell office:value-type="string" calcext:value-type="string">
            <text:p>[{'sigma': 1.0, 'nfeatures': 1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.5247686135117" calcext:value-type="float">
            <text:p>95.5247686135</text:p>
          </table:table-cell>
          <table:table-cell office:value-type="float" office:value="980.377493443944" calcext:value-type="float">
            <text:p>980.3774934439</text:p>
          </table:table-cell>
          <table:table-cell office:value-type="string" calcext:value-type="string">
            <text:p>[{'qualityLevel': 0.1, 'minDistance': 3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38" calcext:value-type="float">
            <text:p>36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8.451663584448" calcext:value-type="float">
            <text:p>148.4516635844</text:p>
          </table:table-cell>
          <table:table-cell office:value-type="float" office:value="746.314480544705" calcext:value-type="float">
            <text:p>746.3144805447</text:p>
          </table:table-cell>
          <table:table-cell office:value-type="string" calcext:value-type="string">
            <text:p>[{'nOctaves': 1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63.636781228706" calcext:value-type="float">
            <text:p>463.6367812287</text:p>
          </table:table-cell>
          <table:table-cell office:value-type="float" office:value="1592.27205882353" calcext:value-type="float">
            <text:p>1592.2720588235</text:p>
          </table:table-cell>
          <table:table-cell office:value-type="string" calcext:value-type="string">
            <text:p>[{'sigma': 1.6, 'nfeatures': 1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.566213544691" calcext:value-type="float">
            <text:p>96.5662135447</text:p>
          </table:table-cell>
          <table:table-cell office:value-type="float" office:value="980.377493443944" calcext:value-type="float">
            <text:p>980.3774934439</text:p>
          </table:table-cell>
          <table:table-cell office:value-type="string" calcext:value-type="string">
            <text:p>[{'qualityLevel': 0.1, 'minDistance': 3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38" calcext:value-type="float">
            <text:p>36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.898068431765" calcext:value-type="float">
            <text:p>152.8980684318</text:p>
          </table:table-cell>
          <table:table-cell office:value-type="float" office:value="741.601016998828" calcext:value-type="float">
            <text:p>741.6010169988</text:p>
          </table:table-cell>
          <table:table-cell office:value-type="string" calcext:value-type="string">
            <text:p>[{'nOctaves': 3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2.5" calcext:value-type="float">
            <text:p>2632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0.749190019444" calcext:value-type="float">
            <text:p>460.7491900194</text:p>
          </table:table-cell>
          <table:table-cell office:value-type="float" office:value="1592.27205882353" calcext:value-type="float">
            <text:p>1592.2720588235</text:p>
          </table:table-cell>
          <table:table-cell office:value-type="string" calcext:value-type="string">
            <text:p>[{'sigma': 1.6, 'nfeatures': 25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.6932604219765" calcext:value-type="float">
            <text:p>95.693260422</text:p>
          </table:table-cell>
          <table:table-cell office:value-type="float" office:value="975.296599184858" calcext:value-type="float">
            <text:p>975.2965991849</text:p>
          </table:table-cell>
          <table:table-cell office:value-type="string" calcext:value-type="string">
            <text:p>[{'qualityLevel': 0.1, 'minDistance': 3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3624.5" calcext:value-type="float">
            <text:p>3624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.767296309583" calcext:value-type="float">
            <text:p>150.7672963096</text:p>
          </table:table-cell>
          <table:table-cell office:value-type="float" office:value="741.601016998828" calcext:value-type="float">
            <text:p>741.6010169988</text:p>
          </table:table-cell>
          <table:table-cell office:value-type="string" calcext:value-type="string">
            <text:p>[{'nOctaves': 5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2.5" calcext:value-type="float">
            <text:p>2632.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2.133566083387" calcext:value-type="float">
            <text:p>112.1335660834</text:p>
          </table:table-cell>
          <table:table-cell office:value-type="float" office:value="1552.68096809681" calcext:value-type="float">
            <text:p>1552.6809680968</text:p>
          </table:table-cell>
          <table:table-cell office:value-type="string" calcext:value-type="string">
            <text:p>[{'sigma': 2.5, 'nfeatures': 1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.804294005502" calcext:value-type="float">
            <text:p>104.8042940055</text:p>
          </table:table-cell>
          <table:table-cell office:value-type="float" office:value="941.207816051624" calcext:value-type="float">
            <text:p>941.2078160516</text:p>
          </table:table-cell>
          <table:table-cell office:value-type="string" calcext:value-type="string">
            <text:p>[{'qualityLevel': 0.1, 'minDistance': 3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75" calcext:value-type="float">
            <text:p>45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8.167459893506" calcext:value-type="float">
            <text:p>148.1674598935</text:p>
          </table:table-cell>
          <table:table-cell office:value-type="float" office:value="741.601016998828" calcext:value-type="float">
            <text:p>741.6010169988</text:p>
          </table:table-cell>
          <table:table-cell office:value-type="string" calcext:value-type="string">
            <text:p>[{'nOctaves': 7, 'nOctaveLayers': 3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2.5" calcext:value-type="float">
            <text:p>2632.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1.513302201405" calcext:value-type="float">
            <text:p>111.5133022014</text:p>
          </table:table-cell>
          <table:table-cell office:value-type="float" office:value="1552.68096809681" calcext:value-type="float">
            <text:p>1552.6809680968</text:p>
          </table:table-cell>
          <table:table-cell office:value-type="string" calcext:value-type="string">
            <text:p>[{'sigma': 2.5, 'nfeatures': 25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2.218681391561" calcext:value-type="float">
            <text:p>102.2186813916</text:p>
          </table:table-cell>
          <table:table-cell office:value-type="float" office:value="941.207816051624" calcext:value-type="float">
            <text:p>941.2078160516</text:p>
          </table:table-cell>
          <table:table-cell office:value-type="string" calcext:value-type="string">
            <text:p>[{'qualityLevel': 0.1, 'minDistance': 3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75" calcext:value-type="float">
            <text:p>45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1.586233044043" calcext:value-type="float">
            <text:p>151.586233044</text:p>
          </table:table-cell>
          <table:table-cell office:value-type="float" office:value="732.910027908608" calcext:value-type="float">
            <text:p>732.9100279086</text:p>
          </table:table-cell>
          <table:table-cell office:value-type="string" calcext:value-type="string">
            <text:p>[{'nOctaves': 7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75" calcext:value-type="float">
            <text:p>287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13.725250422023" calcext:value-type="float">
            <text:p>113.725250422</text:p>
          </table:table-cell>
          <table:table-cell office:value-type="float" office:value="1437.77528089888" calcext:value-type="float">
            <text:p>1437.7752808989</text:p>
          </table:table-cell>
          <table:table-cell office:value-type="string" calcext:value-type="string">
            <text:p>[{'sigma': 2.5, 'nfeatures': 25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.59230884281" calcext:value-type="float">
            <text:p>102.5923088428</text:p>
          </table:table-cell>
          <table:table-cell office:value-type="float" office:value="933.052154995596" calcext:value-type="float">
            <text:p>933.0521549956</text:p>
          </table:table-cell>
          <table:table-cell office:value-type="string" calcext:value-type="string">
            <text:p>[{'qualityLevel': 0.1, 'minDistance': 3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581" calcext:value-type="float">
            <text:p>45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1.44366660621" calcext:value-type="float">
            <text:p>151.4436666062</text:p>
          </table:table-cell>
          <table:table-cell office:value-type="float" office:value="732.910027908608" calcext:value-type="float">
            <text:p>732.9100279086</text:p>
          </table:table-cell>
          <table:table-cell office:value-type="string" calcext:value-type="string">
            <text:p>[{'nOctaves': 3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75" calcext:value-type="float">
            <text:p>28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3.982938233763" calcext:value-type="float">
            <text:p>113.9829382338</text:p>
          </table:table-cell>
          <table:table-cell office:value-type="float" office:value="1437.77528089888" calcext:value-type="float">
            <text:p>1437.7752808989</text:p>
          </table:table-cell>
          <table:table-cell office:value-type="string" calcext:value-type="string">
            <text:p>[{'sigma': 2.5, 'nfeatures': 1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.8657115488313" calcext:value-type="float">
            <text:p>89.8657115488</text:p>
          </table:table-cell>
          <table:table-cell office:value-type="float" office:value="863.990000677369" calcext:value-type="float">
            <text:p>863.9900006774</text:p>
          </table:table-cell>
          <table:table-cell office:value-type="string" calcext:value-type="string">
            <text:p>[{'qualityLevel': 0.1, 'minDistance': 1, 'maxCorners': 5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672" calcext:value-type="float">
            <text:p>76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1.476758494508" calcext:value-type="float">
            <text:p>151.4767584945</text:p>
          </table:table-cell>
          <table:table-cell office:value-type="float" office:value="732.910027908608" calcext:value-type="float">
            <text:p>732.9100279086</text:p>
          </table:table-cell>
          <table:table-cell office:value-type="string" calcext:value-type="string">
            <text:p>[{'nOctaves': 5, 'nOctaveLayers': 5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75" calcext:value-type="float">
            <text:p>28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86.855454104021" calcext:value-type="float">
            <text:p>486.855454104</text:p>
          </table:table-cell>
          <table:table-cell office:value-type="float" office:value="1436.8818627451" calcext:value-type="float">
            <text:p>1436.8818627451</text:p>
          </table:table-cell>
          <table:table-cell office:value-type="string" calcext:value-type="string">
            <text:p>[{'sigma': 2.5, 'nfeatures': 1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1.2567557953298" calcext:value-type="float">
            <text:p>91.2567557953</text:p>
          </table:table-cell>
          <table:table-cell office:value-type="float" office:value="863.990000677369" calcext:value-type="float">
            <text:p>863.9900006774</text:p>
          </table:table-cell>
          <table:table-cell office:value-type="string" calcext:value-type="string">
            <text:p>[{'qualityLevel': 0.1, 'minDistance': 1, 'maxCorners': 26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672" calcext:value-type="float">
            <text:p>76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3.944779420272" calcext:value-type="float">
            <text:p>143.9447794203</text:p>
          </table:table-cell>
          <table:table-cell office:value-type="float" office:value="727.657806837381" calcext:value-type="float">
            <text:p>727.6578068374</text:p>
          </table:table-cell>
          <table:table-cell office:value-type="string" calcext:value-type="string">
            <text:p>[{'nOctaves': 5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85.5" calcext:value-type="float">
            <text:p>168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1.75733276736" calcext:value-type="float">
            <text:p>491.7573327674</text:p>
          </table:table-cell>
          <table:table-cell office:value-type="float" office:value="1436.8818627451" calcext:value-type="float">
            <text:p>1436.8818627451</text:p>
          </table:table-cell>
          <table:table-cell office:value-type="string" calcext:value-type="string">
            <text:p>[{'sigma': 2.5, 'nfeatures': 25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1.2765765797812" calcext:value-type="float">
            <text:p>81.2765765798</text:p>
          </table:table-cell>
          <table:table-cell office:value-type="float" office:value="849.859765157883" calcext:value-type="float">
            <text:p>849.8597651579</text:p>
          </table:table-cell>
          <table:table-cell office:value-type="string" calcext:value-type="string">
            <text:p>[{'qualityLevel': 0.1, 'minDistance': 1, 'maxCorners': 10, 'blockSize': 5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099" calcext:value-type="float">
            <text:p>50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4.089574921876" calcext:value-type="float">
            <text:p>144.0895749219</text:p>
          </table:table-cell>
          <table:table-cell office:value-type="float" office:value="727.657806837381" calcext:value-type="float">
            <text:p>727.6578068374</text:p>
          </table:table-cell>
          <table:table-cell office:value-type="string" calcext:value-type="string">
            <text:p>[{'nOctaves': 7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85.5" calcext:value-type="float">
            <text:p>1685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1.085759346373" calcext:value-type="float">
            <text:p>251.0857593464</text:p>
          </table:table-cell>
          <table:table-cell office:value-type="float" office:value="1417.07408163265" calcext:value-type="float">
            <text:p>1417.0740816327</text:p>
          </table:table-cell>
          <table:table-cell office:value-type="string" calcext:value-type="string">
            <text:p>[{'sigma': 1.0, 'nfeatures': 1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7219585485291" calcext:value-type="float">
            <text:p>92.7219585485</text:p>
          </table:table-cell>
          <table:table-cell office:value-type="float" office:value="587.755973663395" calcext:value-type="float">
            <text:p>587.7559736634</text:p>
          </table:table-cell>
          <table:table-cell office:value-type="string" calcext:value-type="string">
            <text:p>[{'qualityLevel': 0.1, 'minDistance': 1, 'maxCorners': 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055.5" calcext:value-type="float">
            <text:p>6055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4.026404421777" calcext:value-type="float">
            <text:p>144.0264044218</text:p>
          </table:table-cell>
          <table:table-cell office:value-type="float" office:value="727.657806837381" calcext:value-type="float">
            <text:p>727.6578068374</text:p>
          </table:table-cell>
          <table:table-cell office:value-type="string" calcext:value-type="string">
            <text:p>[{'nOctaves': 3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85.5" calcext:value-type="float">
            <text:p>1685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6.183597248048" calcext:value-type="float">
            <text:p>276.183597248</text:p>
          </table:table-cell>
          <table:table-cell office:value-type="float" office:value="1417.07408163265" calcext:value-type="float">
            <text:p>1417.0740816327</text:p>
          </table:table-cell>
          <table:table-cell office:value-type="string" calcext:value-type="string">
            <text:p>[{'sigma': 1.0, 'nfeatures': 25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.1460118005052" calcext:value-type="float">
            <text:p>95.1460118005</text:p>
          </table:table-cell>
          <table:table-cell office:value-type="float" office:value="535.05705727134" calcext:value-type="float">
            <text:p>535.0570572713</text:p>
          </table:table-cell>
          <table:table-cell office:value-type="string" calcext:value-type="string">
            <text:p>[{'qualityLevel': 0.1, 'minDistance': 1, 'maxCorners': 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612" calcext:value-type="float">
            <text:p>76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8.447406659834" calcext:value-type="float">
            <text:p>138.4474066598</text:p>
          </table:table-cell>
          <table:table-cell office:value-type="float" office:value="721.748277963228" calcext:value-type="float">
            <text:p>721.7482779632</text:p>
          </table:table-cell>
          <table:table-cell office:value-type="string" calcext:value-type="string">
            <text:p>[{'nOctaves': 1, 'nOctaveLayers': 1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20.5" calcext:value-type="float">
            <text:p>1220.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1.831160867587" calcext:value-type="float">
            <text:p>481.8311608676</text:p>
          </table:table-cell>
          <table:table-cell office:value-type="float" office:value="1413.12891113892" calcext:value-type="float">
            <text:p>1413.1289111389</text:p>
          </table:table-cell>
          <table:table-cell office:value-type="string" calcext:value-type="string">
            <text:p>[{'sigma': 1.6, 'nfeatures': 1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.289848581189" calcext:value-type="float">
            <text:p>110.2898485812</text:p>
          </table:table-cell>
          <table:table-cell office:value-type="float" office:value="515.215226836937" calcext:value-type="float">
            <text:p>515.2152268369</text:p>
          </table:table-cell>
          <table:table-cell office:value-type="string" calcext:value-type="string">
            <text:p>[{'qualityLevel': 0.1, 'minDistance': 1, 'maxCorners': 26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242" calcext:value-type="float">
            <text:p>92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2.642054705415" calcext:value-type="float">
            <text:p>152.6420547054</text:p>
          </table:table-cell>
          <table:table-cell office:value-type="float" office:value="719.87252402388" calcext:value-type="float">
            <text:p>719.8725240239</text:p>
          </table:table-cell>
          <table:table-cell office:value-type="string" calcext:value-type="string">
            <text:p>[{'nOctaves': 3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50" calcext:value-type="float">
            <text:p>29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3.991690875962" calcext:value-type="float">
            <text:p>493.991690876</text:p>
          </table:table-cell>
          <table:table-cell office:value-type="float" office:value="1413.12891113892" calcext:value-type="float">
            <text:p>1413.1289111389</text:p>
          </table:table-cell>
          <table:table-cell office:value-type="string" calcext:value-type="string">
            <text:p>[{'sigma': 1.6, 'nfeatures': 250, 'nOctaveLayers': 5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1.545344968792" calcext:value-type="float">
            <text:p>111.5453449688</text:p>
          </table:table-cell>
          <table:table-cell office:value-type="float" office:value="505.14428641227" calcext:value-type="float">
            <text:p>505.1442864123</text:p>
          </table:table-cell>
          <table:table-cell office:value-type="string" calcext:value-type="string">
            <text:p>[{'qualityLevel': 0.1, 'minDistance': 1, 'maxCorners': 510, 'blockSize': 2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682.5" calcext:value-type="float">
            <text:p>9682.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2.531346645672" calcext:value-type="float">
            <text:p>152.5313466457</text:p>
          </table:table-cell>
          <table:table-cell office:value-type="float" office:value="719.87252402388" calcext:value-type="float">
            <text:p>719.8725240239</text:p>
          </table:table-cell>
          <table:table-cell office:value-type="string" calcext:value-type="string">
            <text:p>[{'nOctaves': 5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50" calcext:value-type="float">
            <text:p>29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1.991703344509" calcext:value-type="float">
            <text:p>461.9917033445</text:p>
          </table:table-cell>
          <table:table-cell office:value-type="float" office:value="1402.65526315789" calcext:value-type="float">
            <text:p>1402.6552631579</text:p>
          </table:table-cell>
          <table:table-cell office:value-type="string" calcext:value-type="string">
            <text:p>[{'sigma': 2.5, 'nfeatures': 1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9.796589527978" calcext:value-type="float">
            <text:p>119.796589528</text:p>
          </table:table-cell>
          <table:table-cell office:value-type="float" office:value="408.143333013657" calcext:value-type="float">
            <text:p>408.1433330137</text:p>
          </table:table-cell>
          <table:table-cell office:value-type="string" calcext:value-type="string">
            <text:p>[{'qualityLevel': 0.1, 'minDistance': 1, 'maxCorners': 26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893" calcext:value-type="float">
            <text:p>158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2.587045736611" calcext:value-type="float">
            <text:p>152.5870457366</text:p>
          </table:table-cell>
          <table:table-cell office:value-type="float" office:value="719.87252402388" calcext:value-type="float">
            <text:p>719.8725240239</text:p>
          </table:table-cell>
          <table:table-cell office:value-type="string" calcext:value-type="string">
            <text:p>[{'nOctaves': 7, 'nOctaveLayers': 7, 'hessianThreshold': 10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950" calcext:value-type="float">
            <text:p>29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76.295327889733" calcext:value-type="float">
            <text:p>476.2953278897</text:p>
          </table:table-cell>
          <table:table-cell office:value-type="float" office:value="1402.65526315789" calcext:value-type="float">
            <text:p>1402.6552631579</text:p>
          </table:table-cell>
          <table:table-cell office:value-type="string" calcext:value-type="string">
            <text:p>[{'sigma': 2.5, 'nfeatures': 250, 'nOctaveLayers': 3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.988693106687" calcext:value-type="float">
            <text:p>117.9886931067</text:p>
          </table:table-cell>
          <table:table-cell office:value-type="float" office:value="408.143333013657" calcext:value-type="float">
            <text:p>408.1433330137</text:p>
          </table:table-cell>
          <table:table-cell office:value-type="string" calcext:value-type="string">
            <text:p>[{'qualityLevel': 0.1, 'minDistance': 1, 'maxCorners': 510, 'blockSize': 3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893" calcext:value-type="float">
            <text:p>15893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110.279203305021" calcext:value-type="float">
            <text:p>110.279203305</text:p>
          </table:table-cell>
          <table:table-cell office:value-type="float" office:value="1382.84626755358" calcext:value-type="float">
            <text:p>1382.8462675536</text:p>
          </table:table-cell>
          <table:table-cell office:value-type="string" calcext:value-type="string">
            <text:p>[{'sigma': 1.6, 'nfeatures': 1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office:value-type="float" office:value="110.457176782191" calcext:value-type="float">
            <text:p>110.4571767822</text:p>
          </table:table-cell>
          <table:table-cell office:value-type="float" office:value="1382.84626755358" calcext:value-type="float">
            <text:p>1382.8462675536</text:p>
          </table:table-cell>
          <table:table-cell office:value-type="string" calcext:value-type="string">
            <text:p>[{'sigma': 1.6, 'nfeatures': 250, 'nOctaveLayers': 5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formula="of:=SUM([.B2:.B83])/83" office:value-type="float" office:value="65.9192545493414" calcext:value-type="float">
            <text:p>65.9192545493</text:p>
          </table:table-cell>
          <table:table-cell table:formula="of:=SUM([.C2:.C82])/83" office:value-type="float" office:value="1579.11130273984" calcext:value-type="float">
            <text:p>1579.1113027399</text:p>
          </table:table-cell>
          <table:table-cell table:number-columns-repeated="2"/>
          <table:table-cell table:formula="of:=SUM([.F2:.F83])/83" office:value-type="float" office:value="1985.25903614458" calcext:value-type="float">
            <text:p>1985.2590361446</text:p>
          </table:table-cell>
          <table:table-cell table:number-columns-repeated="2"/>
          <table:table-cell table:formula="of:=SUM([.I2:.I83])/80" office:value-type="float" office:value="129.981735275139" calcext:value-type="float">
            <text:p>129.9817352751</text:p>
          </table:table-cell>
          <table:table-cell table:formula="of:=SUM([.J2:.J81])/80" office:value-type="float" office:value="1060.55754877975" calcext:value-type="float">
            <text:p>1060.5575487798</text:p>
          </table:table-cell>
          <table:table-cell table:number-columns-repeated="2"/>
          <table:table-cell table:formula="of:=SUM([.M2:.M83])/80" office:value-type="float" office:value="964.6" calcext:value-type="float">
            <text:p>964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5.428460527211" calcext:value-type="float">
            <text:p>265.4284605272</text:p>
          </table:table-cell>
          <table:table-cell office:value-type="float" office:value="1372.56516936672" calcext:value-type="float">
            <text:p>1372.5651693667</text:p>
          </table:table-cell>
          <table:table-cell office:value-type="string" calcext:value-type="string">
            <text:p>[{'sigma': 2.5, 'nfeatures': 1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466.396217693575" calcext:value-type="float">
            <text:p>466.3962176936</text:p>
          </table:table-cell>
          <table:table-cell office:value-type="float" office:value="1372.56516936672" calcext:value-type="float">
            <text:p>1372.5651693667</text:p>
          </table:table-cell>
          <table:table-cell office:value-type="string" calcext:value-type="string">
            <text:p>[{'sigma': 2.5, 'nfeatures': 250, 'nOctaveLayers': 1, 'edgeThreshold': 2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table:number-columns-repeated="14"/>
          <table:table-cell office:value-type="float" office:value="61" calcext:value-type="float">
            <text:p>61</text:p>
          </table:table-cell>
          <table:table-cell office:value-type="float" office:value="108.64234214928" calcext:value-type="float">
            <text:p>108.6423421493</text:p>
          </table:table-cell>
          <table:table-cell office:value-type="float" office:value="1292.40946348733" calcext:value-type="float">
            <text:p>1292.4094634873</text:p>
          </table:table-cell>
          <table:table-cell office:value-type="string" calcext:value-type="string">
            <text:p>[{'sigma': 1.6, 'nfeatures': 1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office:value-type="float" office:value="108.727729466744" calcext:value-type="float">
            <text:p>108.7277294667</text:p>
          </table:table-cell>
          <table:table-cell office:value-type="float" office:value="1292.40946348733" calcext:value-type="float">
            <text:p>1292.4094634873</text:p>
          </table:table-cell>
          <table:table-cell office:value-type="string" calcext:value-type="string">
            <text:p>[{'sigma': 1.6, 'nfeatures': 25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table:number-columns-repeated="14"/>
          <table:table-cell office:value-type="float" office:value="65" calcext:value-type="float">
            <text:p>65</text:p>
          </table:table-cell>
          <table:table-cell office:value-type="float" office:value="111.800935158506" calcext:value-type="float">
            <text:p>111.8009351585</text:p>
          </table:table-cell>
          <table:table-cell office:value-type="float" office:value="1244.17079037801" calcext:value-type="float">
            <text:p>1244.170790378</text:p>
          </table:table-cell>
          <table:table-cell office:value-type="string" calcext:value-type="string">
            <text:p>[{'sigma': 2.5, 'nfeatures': 25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4"/>
          <table:table-cell office:value-type="float" office:value="62" calcext:value-type="float">
            <text:p>62</text:p>
          </table:table-cell>
          <table:table-cell office:value-type="float" office:value="111.928431447595" calcext:value-type="float">
            <text:p>111.9284314476</text:p>
          </table:table-cell>
          <table:table-cell office:value-type="float" office:value="1244.17079037801" calcext:value-type="float">
            <text:p>1244.170790378</text:p>
          </table:table-cell>
          <table:table-cell office:value-type="string" calcext:value-type="string">
            <text:p>[{'sigma': 2.5, 'nfeatures': 10, 'nOctaveLayers': 3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517.848162904382" calcext:value-type="float">
            <text:p>517.8481629044</text:p>
          </table:table-cell>
          <table:table-cell table:style-name="ce1" office:value-type="float" office:value="1226.60513730813" calcext:value-type="float">
            <text:p>1226.6051373081</text:p>
          </table:table-cell>
          <table:table-cell table:style-name="ce1" office:value-type="string" calcext:value-type="string">
            <text:p>[{'sigma': 1.0, 'nfeatures': 10, 'nOctaveLayers': 5, 'edgeThreshold': 10, 'contrastThreshold': 0.01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545" calcext:value-type="float">
            <text:p>545</text:p>
          </table:table-cell>
        </table:table-row>
        <table:table-row table:style-name="ro1">
          <table:table-cell table:number-columns-repeated="14"/>
          <table:table-cell office:value-type="float" office:value="48" calcext:value-type="float">
            <text:p>48</text:p>
          </table:table-cell>
          <table:table-cell office:value-type="float" office:value="128.785492848605" calcext:value-type="float">
            <text:p>128.7854928486</text:p>
          </table:table-cell>
          <table:table-cell office:value-type="float" office:value="1207.65795577266" calcext:value-type="float">
            <text:p>1207.6579557727</text:p>
          </table:table-cell>
          <table:table-cell office:value-type="string" calcext:value-type="string">
            <text:p>[{'sigma': 1.0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3158222+2121.114+3343.42)/3</text:p>
          </table:table-cell>
          <table:table-cell table:number-columns-repeated="11"/>
          <table:table-cell office:value-type="float" office:value="33" calcext:value-type="float">
            <text:p>33</text:p>
          </table:table-cell>
          <table:table-cell office:value-type="float" office:value="512.7298916867" calcext:value-type="float">
            <text:p>512.7298916867</text:p>
          </table:table-cell>
          <table:table-cell office:value-type="float" office:value="1197.45285829035" calcext:value-type="float">
            <text:p>1197.4528582904</text:p>
          </table:table-cell>
          <table:table-cell office:value-type="string" calcext:value-type="string">
            <text:p>[{'sigma': 1.0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14"/>
          <table:table-cell office:value-type="float" office:value="24" calcext:value-type="float">
            <text:p>24</text:p>
          </table:table-cell>
          <table:table-cell office:value-type="float" office:value="495.786071201786" calcext:value-type="float">
            <text:p>495.7860712018</text:p>
          </table:table-cell>
          <table:table-cell office:value-type="float" office:value="1196.40616638561" calcext:value-type="float">
            <text:p>1196.4061663856</text:p>
          </table:table-cell>
          <table:table-cell office:value-type="string" calcext:value-type="string">
            <text:p>[{'sigma': 1.0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04.747144987807" calcext:value-type="float">
            <text:p>504.7471449878</text:p>
          </table:table-cell>
          <table:table-cell office:value-type="float" office:value="1193.67510911839" calcext:value-type="float">
            <text:p>1193.6751091184</text:p>
          </table:table-cell>
          <table:table-cell office:value-type="string" calcext:value-type="string">
            <text:p>[{'sigma': 1.0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office:value-type="float" office:value="518.968522134237" calcext:value-type="float">
            <text:p>518.9685221342</text:p>
          </table:table-cell>
          <table:table-cell office:value-type="float" office:value="1192.50747297011" calcext:value-type="float">
            <text:p>1192.5074729701</text:p>
          </table:table-cell>
          <table:table-cell office:value-type="string" calcext:value-type="string">
            <text:p>[{'sigma': 1.0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office:value-type="float" office:value="516.286591580138" calcext:value-type="float">
            <text:p>516.2865915801</text:p>
          </table:table-cell>
          <table:table-cell office:value-type="float" office:value="1186.0943016938" calcext:value-type="float">
            <text:p>1186.0943016938</text:p>
          </table:table-cell>
          <table:table-cell office:value-type="string" calcext:value-type="string">
            <text:p>[{'sigma': 1.0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table:number-columns-repeated="14"/>
          <table:table-cell office:value-type="float" office:value="51" calcext:value-type="float">
            <text:p>51</text:p>
          </table:table-cell>
          <table:table-cell office:value-type="float" office:value="140.043710058555" calcext:value-type="float">
            <text:p>140.0437100586</text:p>
          </table:table-cell>
          <table:table-cell office:value-type="float" office:value="1177.75041482654" calcext:value-type="float">
            <text:p>1177.7504148265</text:p>
          </table:table-cell>
          <table:table-cell office:value-type="string" calcext:value-type="string">
            <text:p>[{'sigma': 1.0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table:number-columns-repeated="14"/>
          <table:table-cell office:value-type="float" office:value="54" calcext:value-type="float">
            <text:p>54</text:p>
          </table:table-cell>
          <table:table-cell office:value-type="float" office:value="108.135543263517" calcext:value-type="float">
            <text:p>108.1355432635</text:p>
          </table:table-cell>
          <table:table-cell office:value-type="float" office:value="1162.62006578947" calcext:value-type="float">
            <text:p>1162.6200657895</text:p>
          </table:table-cell>
          <table:table-cell office:value-type="string" calcext:value-type="string">
            <text:p>[{'sigma': 1.0, 'nfeatures': 1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number-columns-repeated="14"/>
          <table:table-cell office:value-type="float" office:value="57" calcext:value-type="float">
            <text:p>57</text:p>
          </table:table-cell>
          <table:table-cell office:value-type="float" office:value="107.724287161604" calcext:value-type="float">
            <text:p>107.7242871616</text:p>
          </table:table-cell>
          <table:table-cell office:value-type="float" office:value="1162.62006578947" calcext:value-type="float">
            <text:p>1162.6200657895</text:p>
          </table:table-cell>
          <table:table-cell office:value-type="string" calcext:value-type="string">
            <text:p>[{'sigma': 1.0, 'nfeatures': 250, 'nOctaveLayers': 1, 'edgeThreshold': 2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LL LIFESPAN:</text:p>
          </table:table-cell>
          <table:table-cell table:formula="of:=1054562.178/2" office:value-type="float" office:value="527281.089" calcext:value-type="float">
            <text:p>527281.089</text:p>
          </table:table-cell>
          <table:table-cell table:number-columns-repeated="12"/>
          <table:table-cell office:value-type="float" office:value="28" calcext:value-type="float">
            <text:p>28</text:p>
          </table:table-cell>
          <table:table-cell office:value-type="float" office:value="514.95275979396" calcext:value-type="float">
            <text:p>514.952759794</text:p>
          </table:table-cell>
          <table:table-cell office:value-type="float" office:value="1107.33075823422" calcext:value-type="float">
            <text:p>1107.3307582342</text:p>
          </table:table-cell>
          <table:table-cell office:value-type="string" calcext:value-type="string">
            <text:p>[{'sigma': 1.6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ALL RUNTIME: </text:p>
          </table:table-cell>
          <table:table-cell office:value-type="float" office:value="274.335" calcext:value-type="float">
            <text:p>274.335</text:p>
          </table:table-cell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526.422473541461" calcext:value-type="float">
            <text:p>526.4224735415</text:p>
          </table:table-cell>
          <table:table-cell office:value-type="float" office:value="1077.32097111919" calcext:value-type="float">
            <text:p>1077.3209711192</text:p>
          </table:table-cell>
          <table:table-cell office:value-type="string" calcext:value-type="string">
            <text:p>[{'sigma': 2.5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45.5" calcext:value-type="float">
            <text:p>1245.5</text:p>
          </table:table-cell>
        </table:table-row>
        <table:table-row table:style-name="ro1">
          <table:table-cell office:value-type="string" calcext:value-type="string">
            <text:p>ALL TRACKS:</text:p>
          </table:table-cell>
          <table:table-cell table:formula="of:=(1850.168+394.3875+125.599)/3" office:value-type="float" office:value="790.0515" calcext:value-type="float">
            <text:p>790.0515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500.548466650769" calcext:value-type="float">
            <text:p>500.5484666508</text:p>
          </table:table-cell>
          <table:table-cell office:value-type="float" office:value="1073.13152415727" calcext:value-type="float">
            <text:p>1073.1315241573</text:p>
          </table:table-cell>
          <table:table-cell office:value-type="string" calcext:value-type="string">
            <text:p>[{'sigma': 1.6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7.5" calcext:value-type="float">
            <text:p>947.5</text:p>
          </table:table-cell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office:value-type="float" office:value="490.860647504218" calcext:value-type="float">
            <text:p>490.8606475042</text:p>
          </table:table-cell>
          <table:table-cell office:value-type="float" office:value="1055.04580164206" calcext:value-type="float">
            <text:p>1055.0458016421</text:p>
          </table:table-cell>
          <table:table-cell office:value-type="string" calcext:value-type="string">
            <text:p>[{'sigma': 1.0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office:value-type="float" office:value="502.567206577398" calcext:value-type="float">
            <text:p>502.5672065774</text:p>
          </table:table-cell>
          <table:table-cell office:value-type="float" office:value="1049.62162960152" calcext:value-type="float">
            <text:p>1049.6216296015</text:p>
          </table:table-cell>
          <table:table-cell office:value-type="string" calcext:value-type="string">
            <text:p>[{'sigma': 2.5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office:value-type="float" office:value="513.363647333346" calcext:value-type="float">
            <text:p>513.3636473333</text:p>
          </table:table-cell>
          <table:table-cell office:value-type="float" office:value="1048.23563765797" calcext:value-type="float">
            <text:p>1048.235637658</text:p>
          </table:table-cell>
          <table:table-cell office:value-type="string" calcext:value-type="string">
            <text:p>[{'sigma': 2.5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office:value-type="float" office:value="524.04100002721" calcext:value-type="float">
            <text:p>524.0410000272</text:p>
          </table:table-cell>
          <table:table-cell office:value-type="float" office:value="1047.51842738741" calcext:value-type="float">
            <text:p>1047.5184273874</text:p>
          </table:table-cell>
          <table:table-cell office:value-type="string" calcext:value-type="string">
            <text:p>[{'sigma': 2.5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28.5" calcext:value-type="float">
            <text:p>1228.5</text:p>
          </table:table-cell>
        </table:table-row>
        <table:table-row table:style-name="ro1"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519.983172292821" calcext:value-type="float">
            <text:p>519.9831722928</text:p>
          </table:table-cell>
          <table:table-cell office:value-type="float" office:value="1043.94543128655" calcext:value-type="float">
            <text:p>1043.9454312866</text:p>
          </table:table-cell>
          <table:table-cell office:value-type="string" calcext:value-type="string">
            <text:p>[{'sigma': 1.0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table:number-columns-repeated="4"/>
          <table:table-cell table:formula="of:=1+1" office:value-type="float" office:value="2" calcext:value-type="float">
            <text:p>2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96.625382059254" calcext:value-type="float">
            <text:p>496.6253820593</text:p>
          </table:table-cell>
          <table:table-cell office:value-type="float" office:value="1011.85510755993" calcext:value-type="float">
            <text:p>1011.8551075599</text:p>
          </table:table-cell>
          <table:table-cell office:value-type="string" calcext:value-type="string">
            <text:p>[{'sigma': 1.6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63.5" calcext:value-type="float">
            <text:p>963.5</text:p>
          </table:table-cell>
        </table:table-row>
        <table:table-row table:style-name="ro1">
          <table:table-cell table:number-columns-repeated="14"/>
          <table:table-cell office:value-type="float" office:value="47" calcext:value-type="float">
            <text:p>47</text:p>
          </table:table-cell>
          <table:table-cell office:value-type="float" office:value="132.828829917125" calcext:value-type="float">
            <text:p>132.8288299171</text:p>
          </table:table-cell>
          <table:table-cell office:value-type="float" office:value="1009.70299355629" calcext:value-type="float">
            <text:p>1009.7029935563</text:p>
          </table:table-cell>
          <table:table-cell office:value-type="string" calcext:value-type="string">
            <text:p>[{'sigma': 2.5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9.5" calcext:value-type="float">
            <text:p>1509.5</text:p>
          </table:table-cell>
        </table:table-row>
        <table:table-row table:style-name="ro1">
          <table:table-cell table:number-columns-repeated="14"/>
          <table:table-cell office:value-type="float" office:value="46" calcext:value-type="float">
            <text:p>46</text:p>
          </table:table-cell>
          <table:table-cell office:value-type="float" office:value="451.751891892403" calcext:value-type="float">
            <text:p>451.7518918924</text:p>
          </table:table-cell>
          <table:table-cell office:value-type="float" office:value="1002.56602453847" calcext:value-type="float">
            <text:p>1002.5660245385</text:p>
          </table:table-cell>
          <table:table-cell office:value-type="string" calcext:value-type="string">
            <text:p>[{'sigma': 1.6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94.5" calcext:value-type="float">
            <text:p>1494.5</text:p>
          </table:table-cell>
        </table:table-row>
        <table:table-row table:style-name="ro1">
          <table:table-cell table:number-columns-repeated="14"/>
          <table:table-cell office:value-type="float" office:value="53" calcext:value-type="float">
            <text:p>53</text:p>
          </table:table-cell>
          <table:table-cell office:value-type="float" office:value="136.9459169982" calcext:value-type="float">
            <text:p>136.9459169982</text:p>
          </table:table-cell>
          <table:table-cell office:value-type="float" office:value="989.006111947331" calcext:value-type="float">
            <text:p>989.0061119473</text:p>
          </table:table-cell>
          <table:table-cell office:value-type="string" calcext:value-type="string">
            <text:p>[{'sigma': 2.5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office:value-type="float" office:value="500.026912075467" calcext:value-type="float">
            <text:p>500.0269120755</text:p>
          </table:table-cell>
          <table:table-cell office:value-type="float" office:value="983.155160725047" calcext:value-type="float">
            <text:p>983.155160725</text:p>
          </table:table-cell>
          <table:table-cell office:value-type="string" calcext:value-type="string">
            <text:p>[{'sigma': 1.6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office:value-type="float" office:value="528.122197179124" calcext:value-type="float">
            <text:p>528.1221971791</text:p>
          </table:table-cell>
          <table:table-cell office:value-type="float" office:value="972.346724199928" calcext:value-type="float">
            <text:p>972.3467241999</text:p>
          </table:table-cell>
          <table:table-cell office:value-type="string" calcext:value-type="string">
            <text:p>[{'sigma': 1.0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15.5" calcext:value-type="float">
            <text:p>1615.5</text:p>
          </table:table-cell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office:value-type="float" office:value="495.889324184507" calcext:value-type="float">
            <text:p>495.8893241845</text:p>
          </table:table-cell>
          <table:table-cell office:value-type="float" office:value="969.793978612702" calcext:value-type="float">
            <text:p>969.7939786127</text:p>
          </table:table-cell>
          <table:table-cell office:value-type="string" calcext:value-type="string">
            <text:p>[{'sigma': 1.6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office:value-type="float" office:value="512.924501500092" calcext:value-type="float">
            <text:p>512.9245015001</text:p>
          </table:table-cell>
          <table:table-cell office:value-type="float" office:value="968.237987745475" calcext:value-type="float">
            <text:p>968.2379877455</text:p>
          </table:table-cell>
          <table:table-cell office:value-type="string" calcext:value-type="string">
            <text:p>[{'sigma': 1.6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63.5" calcext:value-type="float">
            <text:p>1263.5</text:p>
          </table:table-cell>
        </table:table-row>
        <table:table-row table:style-name="ro1">
          <table:table-cell table:number-columns-repeated="14"/>
          <table:table-cell office:value-type="float" office:value="44" calcext:value-type="float">
            <text:p>44</text:p>
          </table:table-cell>
          <table:table-cell office:value-type="float" office:value="496.432835162617" calcext:value-type="float">
            <text:p>496.4328351626</text:p>
          </table:table-cell>
          <table:table-cell office:value-type="float" office:value="960.756517412935" calcext:value-type="float">
            <text:p>960.7565174129</text:p>
          </table:table-cell>
          <table:table-cell office:value-type="string" calcext:value-type="string">
            <text:p>[{'sigma': 2.5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53.5" calcext:value-type="float">
            <text:p>853.5</text:p>
          </table:table-cell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office:value-type="float" office:value="520.433578755707" calcext:value-type="float">
            <text:p>520.4335787557</text:p>
          </table:table-cell>
          <table:table-cell office:value-type="float" office:value="945.50068810088" calcext:value-type="float">
            <text:p>945.5006881009</text:p>
          </table:table-cell>
          <table:table-cell office:value-type="string" calcext:value-type="string">
            <text:p>[{'sigma': 1.6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1.5" calcext:value-type="float">
            <text:p>941.5</text:p>
          </table:table-cell>
        </table:table-row>
        <table:table-row table:style-name="ro1">
          <table:table-cell table:number-columns-repeated="14"/>
          <table:table-cell office:value-type="float" office:value="52" calcext:value-type="float">
            <text:p>52</text:p>
          </table:table-cell>
          <table:table-cell office:value-type="float" office:value="136.760736242868" calcext:value-type="float">
            <text:p>136.7607362429</text:p>
          </table:table-cell>
          <table:table-cell office:value-type="float" office:value="944.788465642339" calcext:value-type="float">
            <text:p>944.7884656423</text:p>
          </table:table-cell>
          <table:table-cell office:value-type="string" calcext:value-type="string">
            <text:p>[{'sigma': 1.6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office:value-type="float" office:value="129.71001562383" calcext:value-type="float">
            <text:p>129.7100156238</text:p>
          </table:table-cell>
          <table:table-cell office:value-type="float" office:value="927.02695366611" calcext:value-type="float">
            <text:p>927.0269536661</text:p>
          </table:table-cell>
          <table:table-cell office:value-type="string" calcext:value-type="string">
            <text:p>[{'sigma': 2.5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20.5" calcext:value-type="float">
            <text:p>820.5</text:p>
          </table:table-cell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office:value-type="float" office:value="481.04257103987" calcext:value-type="float">
            <text:p>481.0425710399</text:p>
          </table:table-cell>
          <table:table-cell office:value-type="float" office:value="891.408220625528" calcext:value-type="float">
            <text:p>891.4082206255</text:p>
          </table:table-cell>
          <table:table-cell office:value-type="string" calcext:value-type="string">
            <text:p>[{'sigma': 1.0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office:value-type="float" office:value="485.920634084381" calcext:value-type="float">
            <text:p>485.9206340844</text:p>
          </table:table-cell>
          <table:table-cell office:value-type="float" office:value="880.53675982537" calcext:value-type="float">
            <text:p>880.5367598254</text:p>
          </table:table-cell>
          <table:table-cell office:value-type="string" calcext:value-type="string">
            <text:p>[{'sigma': 1.6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number-columns-repeated="14"/>
          <table:table-cell office:value-type="float" office:value="49" calcext:value-type="float">
            <text:p>49</text:p>
          </table:table-cell>
          <table:table-cell office:value-type="float" office:value="127.912232658826" calcext:value-type="float">
            <text:p>127.9122326588</text:p>
          </table:table-cell>
          <table:table-cell office:value-type="float" office:value="863.960815099218" calcext:value-type="float">
            <text:p>863.9608150992</text:p>
          </table:table-cell>
          <table:table-cell office:value-type="string" calcext:value-type="string">
            <text:p>[{'sigma': 1.6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96.5" calcext:value-type="float">
            <text:p>896.5</text:p>
          </table:table-cell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519.26630734466" calcext:value-type="float">
            <text:p>519.2663073447</text:p>
          </table:table-cell>
          <table:table-cell office:value-type="float" office:value="837.867430178113" calcext:value-type="float">
            <text:p>837.8674301781</text:p>
          </table:table-cell>
          <table:table-cell office:value-type="string" calcext:value-type="string">
            <text:p>[{'sigma': 1.6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03.5" calcext:value-type="float">
            <text:p>1603.5</text:p>
          </table:table-cell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495.39903620258" calcext:value-type="float">
            <text:p>495.3990362026</text:p>
          </table:table-cell>
          <table:table-cell office:value-type="float" office:value="813.826870284401" calcext:value-type="float">
            <text:p>813.8268702844</text:p>
          </table:table-cell>
          <table:table-cell office:value-type="string" calcext:value-type="string">
            <text:p>[{'sigma': 2.5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7.5" calcext:value-type="float">
            <text:p>947.5</text:p>
          </table:table-cell>
        </table:table-row>
        <table:table-row table:style-name="ro1"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518.008361254819" calcext:value-type="float">
            <text:p>518.0083612548</text:p>
          </table:table-cell>
          <table:table-cell office:value-type="float" office:value="772.082116559078" calcext:value-type="float">
            <text:p>772.0821165591</text:p>
          </table:table-cell>
          <table:table-cell office:value-type="string" calcext:value-type="string">
            <text:p>[{'sigma': 2.5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table:number-columns-repeated="14"/>
          <table:table-cell office:value-type="float" office:value="83" calcext:value-type="float">
            <text:p>83</text:p>
          </table:table-cell>
          <table:table-cell office:value-type="float" office:value="117.720990897156" calcext:value-type="float">
            <text:p>117.7209908972</text:p>
          </table:table-cell>
          <table:table-cell office:value-type="float" office:value="714.86915233155" calcext:value-type="float">
            <text:p>714.8691523316</text:p>
          </table:table-cell>
          <table:table-cell office:value-type="string" calcext:value-type="string">
            <text:p>[{'sigma': 2.5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office:value-type="float" office:value="118.059040857479" calcext:value-type="float">
            <text:p>118.0590408575</text:p>
          </table:table-cell>
          <table:table-cell office:value-type="float" office:value="714.86915233155" calcext:value-type="float">
            <text:p>714.8691523316</text:p>
          </table:table-cell>
          <table:table-cell office:value-type="string" calcext:value-type="string">
            <text:p>[{'sigma': 2.5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4"/>
          <table:table-cell office:value-type="float" office:value="105" calcext:value-type="float">
            <text:p>105</text:p>
          </table:table-cell>
          <table:table-cell office:value-type="float" office:value="114.954689886421" calcext:value-type="float">
            <text:p>114.9546898864</text:p>
          </table:table-cell>
          <table:table-cell office:value-type="float" office:value="683.677419354839" calcext:value-type="float">
            <text:p>683.6774193548</text:p>
          </table:table-cell>
          <table:table-cell office:value-type="string" calcext:value-type="string">
            <text:p>[{'sigma': 1.0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79.5" calcext:value-type="float">
            <text:p>279.5</text:p>
          </table:table-cell>
        </table:table-row>
        <table:table-row table:style-name="ro1">
          <table:table-cell table:number-columns-repeated="14"/>
          <table:table-cell office:value-type="float" office:value="102" calcext:value-type="float">
            <text:p>102</text:p>
          </table:table-cell>
          <table:table-cell office:value-type="float" office:value="114.791486445814" calcext:value-type="float">
            <text:p>114.7914864458</text:p>
          </table:table-cell>
          <table:table-cell office:value-type="float" office:value="683.677419354839" calcext:value-type="float">
            <text:p>683.6774193548</text:p>
          </table:table-cell>
          <table:table-cell office:value-type="string" calcext:value-type="string">
            <text:p>[{'sigma': 1.0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79.5" calcext:value-type="float">
            <text:p>279.5</text:p>
          </table:table-cell>
        </table:table-row>
        <table:table-row table:style-name="ro1">
          <table:table-cell table:number-columns-repeated="14"/>
          <table:table-cell office:value-type="float" office:value="87" calcext:value-type="float">
            <text:p>87</text:p>
          </table:table-cell>
          <table:table-cell office:value-type="float" office:value="114.055124230683" calcext:value-type="float">
            <text:p>114.0551242307</text:p>
          </table:table-cell>
          <table:table-cell office:value-type="float" office:value="677.954811935973" calcext:value-type="float">
            <text:p>677.954811936</text:p>
          </table:table-cell>
          <table:table-cell office:value-type="string" calcext:value-type="string">
            <text:p>[{'sigma': 1.0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14"/>
          <table:table-cell office:value-type="float" office:value="84" calcext:value-type="float">
            <text:p>84</text:p>
          </table:table-cell>
          <table:table-cell office:value-type="float" office:value="114.314446444623" calcext:value-type="float">
            <text:p>114.3144464446</text:p>
          </table:table-cell>
          <table:table-cell office:value-type="float" office:value="677.954811935973" calcext:value-type="float">
            <text:p>677.954811936</text:p>
          </table:table-cell>
          <table:table-cell office:value-type="string" calcext:value-type="string">
            <text:p>[{'sigma': 1.0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14"/>
          <table:table-cell office:value-type="float" office:value="96" calcext:value-type="float">
            <text:p>96</text:p>
          </table:table-cell>
          <table:table-cell office:value-type="float" office:value="113.314659434371" calcext:value-type="float">
            <text:p>113.3146594344</text:p>
          </table:table-cell>
          <table:table-cell office:value-type="float" office:value="676.353031509498" calcext:value-type="float">
            <text:p>676.3530315095</text:p>
          </table:table-cell>
          <table:table-cell office:value-type="string" calcext:value-type="string">
            <text:p>[{'sigma': 1.0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2.5" calcext:value-type="float">
            <text:p>282.5</text:p>
          </table:table-cell>
        </table:table-row>
        <table:table-row table:style-name="ro1">
          <table:table-cell table:number-columns-repeated="14"/>
          <table:table-cell office:value-type="float" office:value="99" calcext:value-type="float">
            <text:p>99</text:p>
          </table:table-cell>
          <table:table-cell office:value-type="float" office:value="113.236084829085" calcext:value-type="float">
            <text:p>113.2360848291</text:p>
          </table:table-cell>
          <table:table-cell office:value-type="float" office:value="676.353031509498" calcext:value-type="float">
            <text:p>676.3530315095</text:p>
          </table:table-cell>
          <table:table-cell office:value-type="string" calcext:value-type="string">
            <text:p>[{'sigma': 1.0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82.5" calcext:value-type="float">
            <text:p>282.5</text:p>
          </table:table-cell>
        </table:table-row>
        <table:table-row table:style-name="ro1">
          <table:table-cell table:number-columns-repeated="14"/>
          <table:table-cell office:value-type="float" office:value="89" calcext:value-type="float">
            <text:p>89</text:p>
          </table:table-cell>
          <table:table-cell office:value-type="float" office:value="119.523954454809" calcext:value-type="float">
            <text:p>119.5239544548</text:p>
          </table:table-cell>
          <table:table-cell office:value-type="float" office:value="669.98890886186" calcext:value-type="float">
            <text:p>669.9889088619</text:p>
          </table:table-cell>
          <table:table-cell office:value-type="string" calcext:value-type="string">
            <text:p>[{'sigma': 2.5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86" calcext:value-type="float">
            <text:p>86</text:p>
          </table:table-cell>
          <table:table-cell office:value-type="float" office:value="119.12694828026" calcext:value-type="float">
            <text:p>119.1269482803</text:p>
          </table:table-cell>
          <table:table-cell office:value-type="float" office:value="669.98890886186" calcext:value-type="float">
            <text:p>669.9889088619</text:p>
          </table:table-cell>
          <table:table-cell office:value-type="string" calcext:value-type="string">
            <text:p>[{'sigma': 2.5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4"/>
          <table:table-cell office:value-type="float" office:value="81" calcext:value-type="float">
            <text:p>81</text:p>
          </table:table-cell>
          <table:table-cell office:value-type="float" office:value="113.129829530604" calcext:value-type="float">
            <text:p>113.1298295306</text:p>
          </table:table-cell>
          <table:table-cell office:value-type="float" office:value="666.263221613355" calcext:value-type="float">
            <text:p>666.2632216134</text:p>
          </table:table-cell>
          <table:table-cell office:value-type="string" calcext:value-type="string">
            <text:p>[{'sigma': 1.0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.5" calcext:value-type="float">
            <text:p>263.5</text:p>
          </table:table-cell>
        </table:table-row>
        <table:table-row table:style-name="ro1">
          <table:table-cell table:number-columns-repeated="14"/>
          <table:table-cell office:value-type="float" office:value="78" calcext:value-type="float">
            <text:p>78</text:p>
          </table:table-cell>
          <table:table-cell office:value-type="float" office:value="113.263972413726" calcext:value-type="float">
            <text:p>113.2639724137</text:p>
          </table:table-cell>
          <table:table-cell office:value-type="float" office:value="666.263221613355" calcext:value-type="float">
            <text:p>666.2632216134</text:p>
          </table:table-cell>
          <table:table-cell office:value-type="string" calcext:value-type="string">
            <text:p>[{'sigma': 1.0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263.5" calcext:value-type="float">
            <text:p>263.5</text:p>
          </table:table-cell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office:value-type="float" office:value="515.37606971059" calcext:value-type="float">
            <text:p>515.3760697106</text:p>
          </table:table-cell>
          <table:table-cell office:value-type="float" office:value="658.902898541986" calcext:value-type="float">
            <text:p>658.902898542</text:p>
          </table:table-cell>
          <table:table-cell office:value-type="string" calcext:value-type="string">
            <text:p>[{'sigma': 2.5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table:number-columns-repeated="14"/>
          <table:table-cell office:value-type="float" office:value="76" calcext:value-type="float">
            <text:p>76</text:p>
          </table:table-cell>
          <table:table-cell office:value-type="float" office:value="115.752523614094" calcext:value-type="float">
            <text:p>115.7525236141</text:p>
          </table:table-cell>
          <table:table-cell office:value-type="float" office:value="658.357685215653" calcext:value-type="float">
            <text:p>658.3576852157</text:p>
          </table:table-cell>
          <table:table-cell office:value-type="string" calcext:value-type="string">
            <text:p>[{'sigma': 1.6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table:number-columns-repeated="14"/>
          <table:table-cell office:value-type="float" office:value="73" calcext:value-type="float">
            <text:p>73</text:p>
          </table:table-cell>
          <table:table-cell office:value-type="float" office:value="115.43025400117" calcext:value-type="float">
            <text:p>115.4302540012</text:p>
          </table:table-cell>
          <table:table-cell office:value-type="float" office:value="657.900105642555" calcext:value-type="float">
            <text:p>657.9001056426</text:p>
          </table:table-cell>
          <table:table-cell office:value-type="string" calcext:value-type="string">
            <text:p>[{'sigma': 1.6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4.5" calcext:value-type="float">
            <text:p>614.5</text:p>
          </table:table-cell>
        </table:table-row>
        <table:table-row table:style-name="ro1">
          <table:table-cell table:number-columns-repeated="14"/>
          <table:table-cell office:value-type="float" office:value="98" calcext:value-type="float">
            <text:p>98</text:p>
          </table:table-cell>
          <table:table-cell office:value-type="float" office:value="117.585469230078" calcext:value-type="float">
            <text:p>117.5854692301</text:p>
          </table:table-cell>
          <table:table-cell office:value-type="float" office:value="628.250821827745" calcext:value-type="float">
            <text:p>628.2508218277</text:p>
          </table:table-cell>
          <table:table-cell office:value-type="string" calcext:value-type="string">
            <text:p>[{'sigma': 2.5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01.5" calcext:value-type="float">
            <text:p>601.5</text:p>
          </table:table-cell>
        </table:table-row>
        <table:table-row table:style-name="ro1">
          <table:table-cell table:number-columns-repeated="14"/>
          <table:table-cell office:value-type="float" office:value="82" calcext:value-type="float">
            <text:p>82</text:p>
          </table:table-cell>
          <table:table-cell office:value-type="float" office:value="114.334890341386" calcext:value-type="float">
            <text:p>114.3348903414</text:p>
          </table:table-cell>
          <table:table-cell office:value-type="float" office:value="626.361478322672" calcext:value-type="float">
            <text:p>626.3614783227</text:p>
          </table:table-cell>
          <table:table-cell office:value-type="string" calcext:value-type="string">
            <text:p>[{'sigma': 1.6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number-columns-repeated="14"/>
          <table:table-cell office:value-type="float" office:value="79" calcext:value-type="float">
            <text:p>79</text:p>
          </table:table-cell>
          <table:table-cell office:value-type="float" office:value="114.593471906148" calcext:value-type="float">
            <text:p>114.5934719061</text:p>
          </table:table-cell>
          <table:table-cell office:value-type="float" office:value="626.361478322672" calcext:value-type="float">
            <text:p>626.3614783227</text:p>
          </table:table-cell>
          <table:table-cell office:value-type="string" calcext:value-type="string">
            <text:p>[{'sigma': 1.6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number-columns-repeated="14"/>
          <table:table-cell office:value-type="float" office:value="101" calcext:value-type="float">
            <text:p>101</text:p>
          </table:table-cell>
          <table:table-cell office:value-type="float" office:value="117.464354780503" calcext:value-type="float">
            <text:p>117.4643547805</text:p>
          </table:table-cell>
          <table:table-cell office:value-type="float" office:value="621.025954102877" calcext:value-type="float">
            <text:p>621.0259541029</text:p>
          </table:table-cell>
          <table:table-cell office:value-type="string" calcext:value-type="string">
            <text:p>[{'sigma': 2.5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01.5" calcext:value-type="float">
            <text:p>601.5</text:p>
          </table:table-cell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office:value-type="float" office:value="528.939491641708" calcext:value-type="float">
            <text:p>528.9394916417</text:p>
          </table:table-cell>
          <table:table-cell office:value-type="float" office:value="615.790758142346" calcext:value-type="float">
            <text:p>615.7907581423</text:p>
          </table:table-cell>
          <table:table-cell office:value-type="string" calcext:value-type="string">
            <text:p>[{'sigma': 2.5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5.5" calcext:value-type="float">
            <text:p>1505.5</text:p>
          </table:table-cell>
        </table:table-row>
        <table:table-row table:style-name="ro1">
          <table:table-cell table:number-columns-repeated="14"/>
          <table:table-cell office:value-type="float" office:value="107" calcext:value-type="float">
            <text:p>107</text:p>
          </table:table-cell>
          <table:table-cell office:value-type="float" office:value="119.906561065465" calcext:value-type="float">
            <text:p>119.9065610655</text:p>
          </table:table-cell>
          <table:table-cell office:value-type="float" office:value="593.383567883052" calcext:value-type="float">
            <text:p>593.3835678831</text:p>
          </table:table-cell>
          <table:table-cell office:value-type="string" calcext:value-type="string">
            <text:p>[{'sigma': 2.5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9.5" calcext:value-type="float">
            <text:p>569.5</text:p>
          </table:table-cell>
        </table:table-row>
        <table:table-row table:style-name="ro1">
          <table:table-cell table:number-columns-repeated="14"/>
          <table:table-cell office:value-type="float" office:value="104" calcext:value-type="float">
            <text:p>104</text:p>
          </table:table-cell>
          <table:table-cell office:value-type="float" office:value="120.070237219334" calcext:value-type="float">
            <text:p>120.0702372193</text:p>
          </table:table-cell>
          <table:table-cell office:value-type="float" office:value="593.306248295424" calcext:value-type="float">
            <text:p>593.3062482954</text:p>
          </table:table-cell>
          <table:table-cell office:value-type="string" calcext:value-type="string">
            <text:p>[{'sigma': 2.5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9.5" calcext:value-type="float">
            <text:p>569.5</text:p>
          </table:table-cell>
        </table:table-row>
        <table:table-row table:style-name="ro1">
          <table:table-cell table:number-columns-repeated="14"/>
          <table:table-cell office:value-type="float" office:value="77" calcext:value-type="float">
            <text:p>77</text:p>
          </table:table-cell>
          <table:table-cell office:value-type="float" office:value="119.632966167293" calcext:value-type="float">
            <text:p>119.6329661673</text:p>
          </table:table-cell>
          <table:table-cell office:value-type="float" office:value="555.146068275199" calcext:value-type="float">
            <text:p>555.1460682752</text:p>
          </table:table-cell>
          <table:table-cell office:value-type="string" calcext:value-type="string">
            <text:p>[{'sigma': 2.5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119.421859910712" calcext:value-type="float">
            <text:p>119.4218599107</text:p>
          </table:table-cell>
          <table:table-cell office:value-type="float" office:value="555.136103347381" calcext:value-type="float">
            <text:p>555.1361033474</text:p>
          </table:table-cell>
          <table:table-cell office:value-type="string" calcext:value-type="string">
            <text:p>[{'sigma': 2.5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40.5" calcext:value-type="float">
            <text:p>640.5</text:p>
          </table:table-cell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office:value-type="float" office:value="114.630773422308" calcext:value-type="float">
            <text:p>114.6307734223</text:p>
          </table:table-cell>
          <table:table-cell office:value-type="float" office:value="541.760970075774" calcext:value-type="float">
            <text:p>541.7609700758</text:p>
          </table:table-cell>
          <table:table-cell office:value-type="string" calcext:value-type="string">
            <text:p>[{'sigma': 1.6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table:number-columns-repeated="14"/>
          <table:table-cell office:value-type="float" office:value="97" calcext:value-type="float">
            <text:p>97</text:p>
          </table:table-cell>
          <table:table-cell office:value-type="float" office:value="114.678430727683" calcext:value-type="float">
            <text:p>114.6784307277</text:p>
          </table:table-cell>
          <table:table-cell office:value-type="float" office:value="541.760970075774" calcext:value-type="float">
            <text:p>541.7609700758</text:p>
          </table:table-cell>
          <table:table-cell office:value-type="string" calcext:value-type="string">
            <text:p>[{'sigma': 1.6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table:number-columns-repeated="14"/>
          <table:table-cell office:value-type="float" office:value="88" calcext:value-type="float">
            <text:p>88</text:p>
          </table:table-cell>
          <table:table-cell office:value-type="float" office:value="116.198290841654" calcext:value-type="float">
            <text:p>116.1982908417</text:p>
          </table:table-cell>
          <table:table-cell office:value-type="float" office:value="527.797285873193" calcext:value-type="float">
            <text:p>527.7972858732</text:p>
          </table:table-cell>
          <table:table-cell office:value-type="string" calcext:value-type="string">
            <text:p>[{'sigma': 1.6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14"/>
          <table:table-cell office:value-type="float" office:value="85" calcext:value-type="float">
            <text:p>85</text:p>
          </table:table-cell>
          <table:table-cell office:value-type="float" office:value="115.899395058863" calcext:value-type="float">
            <text:p>115.8993950589</text:p>
          </table:table-cell>
          <table:table-cell office:value-type="float" office:value="527.797285873193" calcext:value-type="float">
            <text:p>527.7972858732</text:p>
          </table:table-cell>
          <table:table-cell office:value-type="string" calcext:value-type="string">
            <text:p>[{'sigma': 1.6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14"/>
          <table:table-cell office:value-type="float" office:value="75" calcext:value-type="float">
            <text:p>75</text:p>
          </table:table-cell>
          <table:table-cell office:value-type="float" office:value="113.792224037461" calcext:value-type="float">
            <text:p>113.7922240375</text:p>
          </table:table-cell>
          <table:table-cell office:value-type="float" office:value="517.36205864005" calcext:value-type="float">
            <text:p>517.3620586401</text:p>
          </table:table-cell>
          <table:table-cell office:value-type="string" calcext:value-type="string">
            <text:p>[{'sigma': 1.0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72" calcext:value-type="float">
            <text:p>72</text:p>
          </table:table-cell>
          <table:table-cell office:value-type="float" office:value="113.989661247469" calcext:value-type="float">
            <text:p>113.9896612475</text:p>
          </table:table-cell>
          <table:table-cell office:value-type="float" office:value="517.36205864005" calcext:value-type="float">
            <text:p>517.3620586401</text:p>
          </table:table-cell>
          <table:table-cell office:value-type="string" calcext:value-type="string">
            <text:p>[{'sigma': 1.0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14"/>
          <table:table-cell office:value-type="float" office:value="103" calcext:value-type="float">
            <text:p>103</text:p>
          </table:table-cell>
          <table:table-cell office:value-type="float" office:value="116.351332258433" calcext:value-type="float">
            <text:p>116.3513322584</text:p>
          </table:table-cell>
          <table:table-cell office:value-type="float" office:value="489.854651584931" calcext:value-type="float">
            <text:p>489.8546515849</text:p>
          </table:table-cell>
          <table:table-cell office:value-type="string" calcext:value-type="string">
            <text:p>[{'sigma': 1.6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7.5" calcext:value-type="float">
            <text:p>567.5</text:p>
          </table:table-cell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19.026265119202" calcext:value-type="float">
            <text:p>119.0262651192</text:p>
          </table:table-cell>
          <table:table-cell office:value-type="float" office:value="489.854651584931" calcext:value-type="float">
            <text:p>489.8546515849</text:p>
          </table:table-cell>
          <table:table-cell office:value-type="string" calcext:value-type="string">
            <text:p>[{'sigma': 1.6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7.5" calcext:value-type="float">
            <text:p>567.5</text:p>
          </table:table-cell>
        </table:table-row>
        <table:table-row table:style-name="ro1">
          <table:table-cell table:number-columns-repeated="14"/>
          <table:table-cell office:value-type="float" office:value="94" calcext:value-type="float">
            <text:p>94</text:p>
          </table:table-cell>
          <table:table-cell office:value-type="float" office:value="116.514713075943" calcext:value-type="float">
            <text:p>116.5147130759</text:p>
          </table:table-cell>
          <table:table-cell office:value-type="float" office:value="477.931026540908" calcext:value-type="float">
            <text:p>477.9310265409</text:p>
          </table:table-cell>
          <table:table-cell office:value-type="string" calcext:value-type="string">
            <text:p>[{'sigma': 1.6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99.5" calcext:value-type="float">
            <text:p>699.5</text:p>
          </table:table-cell>
        </table:table-row>
        <table:table-row table:style-name="ro1">
          <table:table-cell table:number-columns-repeated="14"/>
          <table:table-cell office:value-type="float" office:value="91" calcext:value-type="float">
            <text:p>91</text:p>
          </table:table-cell>
          <table:table-cell office:value-type="float" office:value="115.761489740573" calcext:value-type="float">
            <text:p>115.7614897406</text:p>
          </table:table-cell>
          <table:table-cell office:value-type="float" office:value="477.897521386269" calcext:value-type="float">
            <text:p>477.8975213863</text:p>
          </table:table-cell>
          <table:table-cell office:value-type="string" calcext:value-type="string">
            <text:p>[{'sigma': 1.6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99.5" calcext:value-type="float">
            <text:p>699.5</text:p>
          </table:table-cell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office:value-type="float" office:value="114.235265710391" calcext:value-type="float">
            <text:p>114.2352657104</text:p>
          </table:table-cell>
          <table:table-cell office:value-type="float" office:value="446.388364119787" calcext:value-type="float">
            <text:p>446.3883641198</text:p>
          </table:table-cell>
          <table:table-cell office:value-type="string" calcext:value-type="string">
            <text:p>[{'sigma': 1.0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03.5" calcext:value-type="float">
            <text:p>703.5</text:p>
          </table:table-cell>
        </table:table-row>
        <table:table-row table:style-name="ro1">
          <table:table-cell table:number-columns-repeated="14"/>
          <table:table-cell office:value-type="float" office:value="93" calcext:value-type="float">
            <text:p>93</text:p>
          </table:table-cell>
          <table:table-cell office:value-type="float" office:value="114.942141887732" calcext:value-type="float">
            <text:p>114.9421418877</text:p>
          </table:table-cell>
          <table:table-cell office:value-type="float" office:value="446.388364119787" calcext:value-type="float">
            <text:p>446.3883641198</text:p>
          </table:table-cell>
          <table:table-cell office:value-type="string" calcext:value-type="string">
            <text:p>[{'sigma': 1.0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03.5" calcext:value-type="float">
            <text:p>703.5</text:p>
          </table:table-cell>
        </table:table-row>
        <table:table-row table:style-name="ro1">
          <table:table-cell table:number-columns-repeated="14"/>
          <table:table-cell office:value-type="float" office:value="95" calcext:value-type="float">
            <text:p>95</text:p>
          </table:table-cell>
          <table:table-cell office:value-type="float" office:value="119.695505353622" calcext:value-type="float">
            <text:p>119.6955053536</text:p>
          </table:table-cell>
          <table:table-cell office:value-type="float" office:value="377.761328562454" calcext:value-type="float">
            <text:p>377.7613285625</text:p>
          </table:table-cell>
          <table:table-cell office:value-type="string" calcext:value-type="string">
            <text:p>[{'sigma': 2.5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92" calcext:value-type="float">
            <text:p>92</text:p>
          </table:table-cell>
          <table:table-cell office:value-type="float" office:value="119.899252026342" calcext:value-type="float">
            <text:p>119.8992520263</text:p>
          </table:table-cell>
          <table:table-cell office:value-type="float" office:value="377.750286556411" calcext:value-type="float">
            <text:p>377.7502865564</text:p>
          </table:table-cell>
          <table:table-cell office:value-type="string" calcext:value-type="string">
            <text:p>[{'sigma': 2.5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0.5" calcext:value-type="float">
            <text:p>730.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table:formula="of:=SUM([.P2:.P164])/162" office:value-type="float" office:value="215.602131794862" calcext:value-type="float">
            <text:p>215.6021317949</text:p>
          </table:table-cell>
          <table:table-cell table:formula="of:=SUM([.Q2:.Q164])/162" office:value-type="float" office:value="1671.71223464413" calcext:value-type="float">
            <text:p>1671.7122346441</text:p>
          </table:table-cell>
          <table:table-cell table:number-columns-repeated="2"/>
          <table:table-cell table:formula="of:=SUM([.T2:.T164])/162" office:value-type="float" office:value="378.172839506173" calcext:value-type="float">
            <text:p>378.1728395062</text:p>
          </table:table-cell>
        </table:table-row>
        <table:table-row table:style-name="ro1" table:number-rows-repeated="1048410">
          <table:table-cell table:number-columns-repeated="20"/>
        </table:table-row>
        <table:table-row table:style-name="ro1">
          <table:table-cell table:number-columns-repeated="16"/>
          <table:table-cell table:formula="of:=SUM([.Q2:.Q163])" office:value-type="float" office:value="270817.382012348" calcext:value-type="float">
            <text:p>270817.3820123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00/00/0000</text:date>, <text:time style:data-style-name="N2" text:time-value="14:03:40.937917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2:42:50.797038274</meta:creation-date>
    <dc:date>2019-11-10T14:55:26.110521931</dc:date>
    <meta:editing-duration>PT1H7M25S</meta:editing-duration>
    <meta:editing-cycles>8</meta:editing-cycles>
    <meta:generator>LibreOffice/5.1.6.2$Linux_X86_64 LibreOffice_project/10m0$Build-2</meta:generator>
    <meta:document-statistic meta:table-count="1" meta:cell-count="1971" meta:object-count="0"/>
  </office:meta>
</office:document-meta>
</file>